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86c4b9"/>
    </style:style>
    <style:style style:name="P3" style:family="paragraph" style:parent-style-name="Preformatted_20_Text">
      <style:text-properties officeooo:rsid="000b994b" officeooo:paragraph-rsid="008334fd"/>
    </style:style>
    <style:style style:name="P4" style:family="paragraph" style:parent-style-name="Preformatted_20_Text">
      <style:text-properties officeooo:rsid="000b994b" officeooo:paragraph-rsid="003052ae"/>
    </style:style>
    <style:style style:name="P5" style:family="paragraph" style:parent-style-name="Preformatted_20_Text">
      <style:text-properties officeooo:rsid="000b994b" officeooo:paragraph-rsid="005f02d6"/>
    </style:style>
    <style:style style:name="P6" style:family="paragraph" style:parent-style-name="Preformatted_20_Text">
      <style:text-properties officeooo:rsid="000b994b" officeooo:paragraph-rsid="0063deb8"/>
    </style:style>
    <style:style style:name="P7" style:family="paragraph" style:parent-style-name="Preformatted_20_Text">
      <style:text-properties officeooo:rsid="000b994b" officeooo:paragraph-rsid="00688492"/>
    </style:style>
    <style:style style:name="P8" style:family="paragraph" style:parent-style-name="Preformatted_20_Text">
      <style:text-properties officeooo:rsid="000b994b" officeooo:paragraph-rsid="006af7e7"/>
    </style:style>
    <style:style style:name="P9" style:family="paragraph" style:parent-style-name="Preformatted_20_Text">
      <style:text-properties officeooo:rsid="000b994b" officeooo:paragraph-rsid="00733eac"/>
    </style:style>
    <style:style style:name="P10" style:family="paragraph" style:parent-style-name="Preformatted_20_Text">
      <style:text-properties officeooo:rsid="000b994b" officeooo:paragraph-rsid="0073d466"/>
    </style:style>
    <style:style style:name="P11" style:family="paragraph" style:parent-style-name="Preformatted_20_Text">
      <style:text-properties officeooo:rsid="000b994b" officeooo:paragraph-rsid="00755479"/>
    </style:style>
    <style:style style:name="P12" style:family="paragraph" style:parent-style-name="Preformatted_20_Text">
      <style:text-properties officeooo:rsid="000b994b" officeooo:paragraph-rsid="009c6e5b"/>
    </style:style>
    <style:style style:name="P13" style:family="paragraph" style:parent-style-name="Preformatted_20_Text">
      <style:text-properties officeooo:rsid="000b994b" officeooo:paragraph-rsid="00a515cf"/>
    </style:style>
    <style:style style:name="P14" style:family="paragraph" style:parent-style-name="Preformatted_20_Text">
      <style:text-properties officeooo:paragraph-rsid="002e291f"/>
    </style:style>
    <style:style style:name="P15" style:family="paragraph" style:parent-style-name="Preformatted_20_Text">
      <style:text-properties officeooo:paragraph-rsid="002ed022"/>
    </style:style>
    <style:style style:name="P16" style:family="paragraph" style:parent-style-name="Preformatted_20_Text">
      <style:text-properties officeooo:paragraph-rsid="003052ae"/>
    </style:style>
    <style:style style:name="P17" style:family="paragraph" style:parent-style-name="Preformatted_20_Text">
      <style:text-properties officeooo:paragraph-rsid="00317813"/>
    </style:style>
    <style:style style:name="P18" style:family="paragraph" style:parent-style-name="Preformatted_20_Text">
      <style:text-properties officeooo:paragraph-rsid="0035ef4a"/>
    </style:style>
    <style:style style:name="P19" style:family="paragraph" style:parent-style-name="Preformatted_20_Text">
      <style:text-properties officeooo:paragraph-rsid="003913bf"/>
    </style:style>
    <style:style style:name="P20" style:family="paragraph" style:parent-style-name="Preformatted_20_Text">
      <style:text-properties officeooo:paragraph-rsid="003ab8a3"/>
    </style:style>
    <style:style style:name="P21" style:family="paragraph" style:parent-style-name="Preformatted_20_Text">
      <style:text-properties officeooo:paragraph-rsid="003f2c08"/>
    </style:style>
    <style:style style:name="P22" style:family="paragraph" style:parent-style-name="Preformatted_20_Text">
      <style:paragraph-properties fo:text-align="start" style:justify-single-word="false"/>
      <style:text-properties officeooo:paragraph-rsid="0046c0b1"/>
    </style:style>
    <style:style style:name="P23" style:family="paragraph" style:parent-style-name="Preformatted_20_Text">
      <style:text-properties officeooo:paragraph-rsid="0047adb5"/>
    </style:style>
    <style:style style:name="P24" style:family="paragraph" style:parent-style-name="Preformatted_20_Text">
      <style:text-properties officeooo:paragraph-rsid="0049eaf9"/>
    </style:style>
    <style:style style:name="P25" style:family="paragraph" style:parent-style-name="Preformatted_20_Text">
      <style:text-properties officeooo:paragraph-rsid="004ed61f"/>
    </style:style>
    <style:style style:name="P26" style:family="paragraph" style:parent-style-name="Preformatted_20_Text">
      <style:text-properties officeooo:paragraph-rsid="005d19bd"/>
    </style:style>
    <style:style style:name="P27" style:family="paragraph" style:parent-style-name="Preformatted_20_Text">
      <style:text-properties officeooo:paragraph-rsid="007c660e"/>
    </style:style>
    <style:style style:name="P28" style:family="paragraph" style:parent-style-name="Preformatted_20_Text">
      <style:text-properties officeooo:paragraph-rsid="009459ca"/>
    </style:style>
    <style:style style:name="P29" style:family="paragraph" style:parent-style-name="Preformatted_20_Text">
      <style:text-properties officeooo:paragraph-rsid="0095ec61"/>
    </style:style>
    <style:style style:name="P30" style:family="paragraph" style:parent-style-name="Preformatted_20_Text">
      <style:text-properties officeooo:paragraph-rsid="009a4a4e"/>
    </style:style>
    <style:style style:name="P31" style:family="paragraph" style:parent-style-name="Preformatted_20_Text">
      <style:text-properties officeooo:rsid="009b2087" officeooo:paragraph-rsid="009b2087"/>
    </style:style>
    <style:style style:name="P32" style:family="paragraph" style:parent-style-name="Preformatted_20_Text">
      <style:text-properties officeooo:rsid="009b2087" officeooo:paragraph-rsid="009c6e5b"/>
    </style:style>
    <style:style style:name="P33" style:family="paragraph" style:parent-style-name="Preformatted_20_Text">
      <style:text-properties officeooo:rsid="009b2087" officeooo:paragraph-rsid="009c7610"/>
    </style:style>
    <style:style style:name="P34" style:family="paragraph" style:parent-style-name="Preformatted_20_Text">
      <style:text-properties officeooo:paragraph-rsid="008334fd"/>
    </style:style>
    <style:style style:name="P35" style:family="paragraph" style:parent-style-name="Preformatted_20_Text">
      <style:text-properties officeooo:rsid="009c6e5b" officeooo:paragraph-rsid="009c6e5b"/>
    </style:style>
    <style:style style:name="P36" style:family="paragraph" style:parent-style-name="Preformatted_20_Text">
      <style:text-properties officeooo:rsid="00a74a7f" officeooo:paragraph-rsid="00c3a54d"/>
    </style:style>
    <style:style style:name="P37" style:family="paragraph" style:parent-style-name="Preformatted_20_Text">
      <style:text-properties officeooo:paragraph-rsid="005c8091"/>
    </style:style>
    <style:style style:name="P38" style:family="paragraph" style:parent-style-name="Preformatted_20_Text">
      <style:text-properties officeooo:paragraph-rsid="00b6be34"/>
    </style:style>
    <style:style style:name="P39" style:family="paragraph" style:parent-style-name="Preformatted_20_Text">
      <style:text-properties officeooo:rsid="00c29cec" officeooo:paragraph-rsid="00c29cec"/>
    </style:style>
    <style:style style:name="P40" style:family="paragraph" style:parent-style-name="Preformatted_20_Text">
      <style:text-properties officeooo:rsid="00c29cec" officeooo:paragraph-rsid="00c3a54d"/>
    </style:style>
    <style:style style:name="P41" style:family="paragraph" style:parent-style-name="Preformatted_20_Text">
      <style:text-properties officeooo:paragraph-rsid="00c94cc6"/>
    </style:style>
    <style:style style:name="P42" style:family="paragraph" style:parent-style-name="Preformatted_20_Text">
      <style:paragraph-properties fo:break-before="page"/>
      <style:text-properties officeooo:rsid="009b2087" officeooo:paragraph-rsid="009b2087"/>
    </style:style>
    <style:style style:name="P43" style:family="paragraph" style:parent-style-name="Preformatted_20_Text">
      <style:paragraph-properties fo:break-before="page"/>
      <style:text-properties officeooo:rsid="000b994b" officeooo:paragraph-rsid="000b994b"/>
    </style:style>
    <style:style style:name="P44" style:family="paragraph" style:parent-style-name="Bibliography_20_1">
      <style:paragraph-properties fo:break-before="page"/>
    </style:style>
    <style:style style:name="P45" style:family="paragraph" style:parent-style-name="Preformatted_20_Text">
      <style:text-properties fo:font-style="normal" officeooo:rsid="00c29cec" officeooo:paragraph-rsid="00c3a54d" style:font-style-asian="normal" style:font-style-complex="normal"/>
    </style:style>
    <style:style style:name="P46" style:family="paragraph" style:parent-style-name="Preformatted_20_Text">
      <style:text-properties fo:font-style="normal" officeooo:rsid="00c29cec" officeooo:paragraph-rsid="00c29cec" style:font-style-asian="normal" style:font-style-complex="normal"/>
    </style:style>
    <style:style style:name="P47" style:family="paragraph" style:parent-style-name="Preformatted_20_Text">
      <style:text-properties officeooo:rsid="000b994b" officeooo:paragraph-rsid="000b994b"/>
    </style:style>
    <style:style style:name="P48" style:family="paragraph" style:parent-style-name="Preformatted_20_Text">
      <style:text-properties officeooo:rsid="000b994b" officeooo:paragraph-rsid="00d7787d"/>
    </style:style>
    <style:style style:name="P49" style:family="paragraph" style:parent-style-name="Preformatted_20_Text">
      <style:text-properties officeooo:rsid="0060c8c1"/>
    </style:style>
    <style:style style:name="P50" style:family="paragraph" style:parent-style-name="Preformatted_20_Text">
      <style:text-properties officeooo:rsid="0056b4b3" officeooo:paragraph-rsid="000b994b"/>
    </style:style>
    <style:style style:name="P51" style:family="paragraph" style:parent-style-name="Preformatted_20_Text">
      <style:text-properties officeooo:rsid="00d61ff0" officeooo:paragraph-rsid="00d61ff0"/>
    </style:style>
    <style:style style:name="P52" style:family="paragraph" style:parent-style-name="Preformatted_20_Text">
      <style:text-properties officeooo:paragraph-rsid="00da0b7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b994b" style:font-style-asian="italic" style:font-style-complex="italic"/>
    </style:style>
    <style:style style:name="T4" style:family="text">
      <style:text-properties fo:font-style="italic" officeooo:rsid="00664087" style:font-style-asian="italic" style:font-style-complex="italic"/>
    </style:style>
    <style:style style:name="T5" style:family="text">
      <style:text-properties fo:font-style="italic" officeooo:rsid="006ea682" style:font-style-asian="italic" style:font-style-complex="italic"/>
    </style:style>
    <style:style style:name="T6" style:family="text">
      <style:text-properties fo:font-style="italic" officeooo:rsid="0071a895" style:font-style-asian="italic" style:font-style-complex="italic"/>
    </style:style>
    <style:style style:name="T7" style:family="text">
      <style:text-properties fo:font-style="italic" officeooo:rsid="0091d1b0" style:font-style-asian="italic" style:font-style-complex="italic"/>
    </style:style>
    <style:style style:name="T8" style:family="text">
      <style:text-properties fo:font-style="italic" officeooo:rsid="00a8846f" style:font-style-asian="italic" style:font-style-complex="italic"/>
    </style:style>
    <style:style style:name="T9" style:family="text">
      <style:text-properties fo:font-style="italic" officeooo:rsid="00a81f8d" style:font-style-asian="italic" style:font-style-complex="italic"/>
    </style:style>
    <style:style style:name="T10" style:family="text">
      <style:text-properties fo:font-style="italic" officeooo:rsid="00b40030" style:font-style-asian="italic" style:font-style-complex="italic"/>
    </style:style>
    <style:style style:name="T11" style:family="text">
      <style:text-properties fo:font-style="italic" officeooo:rsid="00b6ddf2" style:font-style-asian="italic" style:font-style-complex="italic"/>
    </style:style>
    <style:style style:name="T12" style:family="text">
      <style:text-properties fo:font-style="italic" officeooo:rsid="00be61c6" style:font-style-asian="italic" style:font-style-complex="italic"/>
    </style:style>
    <style:style style:name="T13" style:family="text">
      <style:text-properties fo:font-style="italic" fo:font-weight="normal" officeooo:rsid="0071a895" style:font-style-asian="italic" style:font-weight-asian="normal" style:font-style-complex="italic" style:font-weight-complex="normal"/>
    </style:style>
    <style:style style:name="T14" style:family="text">
      <style:text-properties officeooo:rsid="000b994b"/>
    </style:style>
    <style:style style:name="T15" style:family="text">
      <style:text-properties fo:font-variant="normal" fo:text-transform="none" style:text-position="0% 100%" fo:font-style="normal" style:text-underline-style="none" fo:font-weight="normal"/>
    </style:style>
    <style:style style:name="T16" style:family="text">
      <style:text-properties fo:font-style="normal" style:font-style-asian="normal" style:font-style-complex="normal"/>
    </style:style>
    <style:style style:name="T17" style:family="text">
      <style:text-properties fo:font-style="normal" officeooo:rsid="000b994b" style:font-style-asian="normal" style:font-style-complex="normal"/>
    </style:style>
    <style:style style:name="T18" style:family="text">
      <style:text-properties fo:font-style="normal" officeooo:rsid="0071a895" style:font-style-asian="normal" style:font-style-complex="normal"/>
    </style:style>
    <style:style style:name="T19" style:family="text">
      <style:text-properties fo:font-style="normal" officeooo:rsid="0091d1b0" style:font-style-asian="normal" style:font-style-complex="normal"/>
    </style:style>
    <style:style style:name="T20" style:family="text">
      <style:text-properties fo:font-style="normal" officeooo:rsid="005575a8" style:font-style-asian="normal" style:font-style-complex="normal"/>
    </style:style>
    <style:style style:name="T21" style:family="text">
      <style:text-properties fo:font-style="normal" officeooo:rsid="009459ca" style:font-style-asian="normal" style:font-style-complex="normal"/>
    </style:style>
    <style:style style:name="T22" style:family="text">
      <style:text-properties fo:font-style="normal" officeooo:rsid="00a515cf" style:font-style-asian="normal" style:font-style-complex="normal"/>
    </style:style>
    <style:style style:name="T23" style:family="text">
      <style:text-properties fo:font-style="normal" officeooo:rsid="00a81f8d" style:font-style-asian="normal" style:font-style-complex="normal"/>
    </style:style>
    <style:style style:name="T24" style:family="text">
      <style:text-properties fo:font-style="normal" officeooo:rsid="00a8846f" style:font-style-asian="normal" style:font-style-complex="normal"/>
    </style:style>
    <style:style style:name="T25" style:family="text">
      <style:text-properties fo:font-style="normal" officeooo:rsid="00abfeae" style:font-style-asian="normal" style:font-style-complex="normal"/>
    </style:style>
    <style:style style:name="T26" style:family="text">
      <style:text-properties fo:font-style="normal" officeooo:rsid="0042f3d1" style:font-style-asian="normal" style:font-style-complex="normal"/>
    </style:style>
    <style:style style:name="T27" style:family="text">
      <style:text-properties fo:font-style="normal" officeooo:rsid="00b28177" style:font-style-asian="normal" style:font-style-complex="normal"/>
    </style:style>
    <style:style style:name="T28" style:family="text">
      <style:text-properties fo:font-style="normal" officeooo:rsid="00b40030" style:font-style-asian="normal" style:font-style-complex="normal"/>
    </style:style>
    <style:style style:name="T29" style:family="text">
      <style:text-properties fo:font-style="normal" officeooo:rsid="00b6be34" style:font-style-asian="normal" style:font-style-complex="normal"/>
    </style:style>
    <style:style style:name="T30" style:family="text">
      <style:text-properties fo:font-style="normal" officeooo:rsid="00b6ddf2" style:font-style-asian="normal" style:font-style-complex="normal"/>
    </style:style>
    <style:style style:name="T31" style:family="text">
      <style:text-properties fo:font-style="normal" officeooo:rsid="00b73d10" style:font-style-asian="normal" style:font-style-complex="normal"/>
    </style:style>
    <style:style style:name="T32" style:family="text">
      <style:text-properties fo:font-style="normal" officeooo:rsid="00b8fd81" style:font-style-asian="normal" style:font-style-complex="normal"/>
    </style:style>
    <style:style style:name="T33" style:family="text">
      <style:text-properties fo:font-style="normal" officeooo:rsid="00bbf208" style:font-style-asian="normal" style:font-style-complex="normal"/>
    </style:style>
    <style:style style:name="T34" style:family="text">
      <style:text-properties fo:font-style="normal" officeooo:rsid="00be61c6" style:font-style-asian="normal" style:font-style-complex="normal"/>
    </style:style>
    <style:style style:name="T35" style:family="text">
      <style:text-properties fo:font-style="normal" officeooo:rsid="00c01400" style:font-style-asian="normal" style:font-style-complex="normal"/>
    </style:style>
    <style:style style:name="T36" style:family="text">
      <style:text-properties fo:font-style="normal" officeooo:rsid="00c10f86" style:font-style-asian="normal" style:font-style-complex="normal"/>
    </style:style>
    <style:style style:name="T37" style:family="text">
      <style:text-properties fo:font-style="normal" officeooo:rsid="00c29cec" style:font-style-asian="normal" style:font-style-complex="normal"/>
    </style:style>
    <style:style style:name="T38" style:family="text">
      <style:text-properties fo:font-style="normal" officeooo:rsid="00c340cc" style:font-style-asian="normal" style:font-style-complex="normal"/>
    </style:style>
    <style:style style:name="T39" style:family="text">
      <style:text-properties fo:font-style="normal" officeooo:rsid="00c3a54d" style:font-style-asian="normal" style:font-style-complex="normal"/>
    </style:style>
    <style:style style:name="T40" style:family="text">
      <style:text-properties fo:font-style="normal" officeooo:rsid="00c3ee31" style:font-style-asian="normal" style:font-style-complex="normal"/>
    </style:style>
    <style:style style:name="T41" style:family="text">
      <style:text-properties fo:font-style="normal" officeooo:rsid="00c3f278" style:font-style-asian="normal" style:font-style-complex="normal"/>
    </style:style>
    <style:style style:name="T42" style:family="text">
      <style:text-properties fo:font-style="normal" officeooo:rsid="00c515fc" style:font-style-asian="normal" style:font-style-complex="normal"/>
    </style:style>
    <style:style style:name="T43" style:family="text">
      <style:text-properties fo:font-style="normal" officeooo:rsid="00c56935" style:font-style-asian="normal" style:font-style-complex="normal"/>
    </style:style>
    <style:style style:name="T44" style:family="text">
      <style:text-properties fo:font-style="normal" fo:font-weight="normal" officeooo:rsid="0071a895" style:font-style-asian="normal" style:font-weight-asian="normal" style:font-style-complex="normal" style:font-weight-complex="normal"/>
    </style:style>
    <style:style style:name="T45" style:family="text">
      <style:text-properties fo:font-style="normal" fo:font-weight="normal" officeooo:rsid="00a515cf" style:font-style-asian="normal" style:font-weight-asian="normal" style:font-style-complex="normal" style:font-weight-complex="normal"/>
    </style:style>
    <style:style style:name="T46" style:family="text">
      <style:text-properties officeooo:rsid="002e291f"/>
    </style:style>
    <style:style style:name="T47" style:family="text">
      <style:text-properties officeooo:rsid="00317813"/>
    </style:style>
    <style:style style:name="T48" style:family="text">
      <style:text-properties officeooo:rsid="003913bf"/>
    </style:style>
    <style:style style:name="T49" style:family="text">
      <style:text-properties officeooo:rsid="0040c96c"/>
    </style:style>
    <style:style style:name="T50" style:family="text">
      <style:text-properties officeooo:rsid="0042f3d1"/>
    </style:style>
    <style:style style:name="T51" style:family="text">
      <style:text-properties officeooo:rsid="0049eaf9"/>
    </style:style>
    <style:style style:name="T52" style:family="text">
      <style:text-properties officeooo:rsid="004b9b58"/>
    </style:style>
    <style:style style:name="T53" style:family="text">
      <style:text-properties officeooo:rsid="004d4c75"/>
    </style:style>
    <style:style style:name="T54" style:family="text">
      <style:text-properties officeooo:rsid="004db750"/>
    </style:style>
    <style:style style:name="T55" style:family="text">
      <style:text-properties officeooo:rsid="004e2098"/>
    </style:style>
    <style:style style:name="T56" style:family="text">
      <style:text-properties officeooo:rsid="004ed61f"/>
    </style:style>
    <style:style style:name="T57" style:family="text">
      <style:text-properties officeooo:rsid="00538e16"/>
    </style:style>
    <style:style style:name="T58" style:family="text">
      <style:text-properties officeooo:rsid="005575a8"/>
    </style:style>
    <style:style style:name="T59" style:family="text">
      <style:text-properties fo:font-weight="normal" style:font-weight-asian="normal" style:font-weight-complex="normal"/>
    </style:style>
    <style:style style:name="T60" style:family="text">
      <style:text-properties fo:font-weight="normal" officeooo:rsid="005575a8" style:font-weight-asian="normal" style:font-weight-complex="normal"/>
    </style:style>
    <style:style style:name="T61" style:family="text">
      <style:text-properties fo:font-weight="normal" officeooo:rsid="0062703c" style:font-weight-asian="normal" style:font-weight-complex="normal"/>
    </style:style>
    <style:style style:name="T62" style:family="text">
      <style:text-properties fo:font-weight="normal" officeooo:rsid="006a72ae" style:font-weight-asian="normal" style:font-weight-complex="normal"/>
    </style:style>
    <style:style style:name="T63" style:family="text">
      <style:text-properties fo:font-weight="normal" officeooo:rsid="00688492" style:font-weight-asian="normal" style:font-weight-complex="normal"/>
    </style:style>
    <style:style style:name="T64" style:family="text">
      <style:text-properties fo:font-weight="normal" officeooo:rsid="006d1516" style:font-weight-asian="normal" style:font-weight-complex="normal"/>
    </style:style>
    <style:style style:name="T65" style:family="text">
      <style:text-properties fo:font-weight="normal" officeooo:rsid="0064c978" style:font-weight-asian="normal" style:font-weight-complex="normal"/>
    </style:style>
    <style:style style:name="T66" style:family="text">
      <style:text-properties fo:font-weight="normal" officeooo:rsid="008cc06b" style:font-weight-asian="normal" style:font-weight-complex="normal"/>
    </style:style>
    <style:style style:name="T67" style:family="text">
      <style:text-properties fo:font-weight="normal" officeooo:rsid="009a4a4e" style:font-weight-asian="normal" style:font-weight-complex="normal"/>
    </style:style>
    <style:style style:name="T68" style:family="text">
      <style:text-properties fo:font-weight="normal" officeooo:rsid="00a515cf" style:font-weight-asian="normal" style:font-weight-complex="normal"/>
    </style:style>
    <style:style style:name="T69" style:family="text">
      <style:text-properties officeooo:rsid="0064c978"/>
    </style:style>
    <style:style style:name="T70" style:family="text">
      <style:text-properties officeooo:rsid="00664087"/>
    </style:style>
    <style:style style:name="T71" style:family="text">
      <style:text-properties officeooo:rsid="00680949"/>
    </style:style>
    <style:style style:name="T72" style:family="text">
      <style:text-properties officeooo:rsid="00688492"/>
    </style:style>
    <style:style style:name="T73" style:family="text">
      <style:text-properties officeooo:rsid="0069797b"/>
    </style:style>
    <style:style style:name="T74" style:family="text">
      <style:text-properties officeooo:rsid="006a72ae"/>
    </style:style>
    <style:style style:name="T75" style:family="text">
      <style:text-properties officeooo:rsid="006ca161"/>
    </style:style>
    <style:style style:name="T76" style:family="text">
      <style:text-properties officeooo:rsid="006d1516"/>
    </style:style>
    <style:style style:name="T77" style:family="text">
      <style:text-properties officeooo:rsid="006ea682"/>
    </style:style>
    <style:style style:name="T78" style:family="text">
      <style:text-properties officeooo:rsid="006fae04"/>
    </style:style>
    <style:style style:name="T79" style:family="text">
      <style:text-properties officeooo:rsid="0071a895"/>
    </style:style>
    <style:style style:name="T80" style:family="text">
      <style:text-properties officeooo:rsid="0073d466"/>
    </style:style>
    <style:style style:name="T81" style:family="text">
      <style:text-properties officeooo:rsid="00755479"/>
    </style:style>
    <style:style style:name="T82" style:family="text">
      <style:text-properties officeooo:rsid="007f56f4"/>
    </style:style>
    <style:style style:name="T83" style:family="text">
      <style:text-properties officeooo:rsid="00851d47"/>
    </style:style>
    <style:style style:name="T84" style:family="text">
      <style:text-properties officeooo:rsid="0087d87e"/>
    </style:style>
    <style:style style:name="T85" style:family="text">
      <style:text-properties officeooo:rsid="000b994b" fo:background-color="transparent" loext:char-shading-value="0"/>
    </style:style>
    <style:style style:name="T86" style:family="text">
      <style:text-properties officeooo:rsid="008a9676"/>
    </style:style>
    <style:style style:name="T87" style:family="text">
      <style:text-properties officeooo:rsid="008c59d5"/>
    </style:style>
    <style:style style:name="T88" style:family="text">
      <style:text-properties officeooo:rsid="008d357c"/>
    </style:style>
    <style:style style:name="T89" style:family="text">
      <style:text-properties officeooo:rsid="009b1089"/>
    </style:style>
    <style:style style:name="T90" style:family="text">
      <style:text-properties officeooo:rsid="009be7d0"/>
    </style:style>
    <style:style style:name="T91" style:family="text">
      <style:text-properties officeooo:rsid="009c6e5b"/>
    </style:style>
    <style:style style:name="T92" style:family="text">
      <style:text-properties officeooo:rsid="009c7610"/>
    </style:style>
    <style:style style:name="T93" style:family="text">
      <style:text-properties officeooo:rsid="009e0288"/>
    </style:style>
    <style:style style:name="T94" style:family="text">
      <style:text-properties officeooo:rsid="00a0787c"/>
    </style:style>
    <style:style style:name="T95" style:family="text">
      <style:text-properties officeooo:rsid="00a31f2f"/>
    </style:style>
    <style:style style:name="T96" style:family="text">
      <style:text-properties officeooo:rsid="00a46c1f"/>
    </style:style>
    <style:style style:name="T97" style:family="text">
      <style:text-properties officeooo:rsid="00a515cf"/>
    </style:style>
    <style:style style:name="T98" style:family="text">
      <style:text-properties officeooo:rsid="00a81f8d"/>
    </style:style>
    <style:style style:name="T99" style:family="text">
      <style:text-properties officeooo:rsid="00b40030"/>
    </style:style>
    <style:style style:name="T100" style:family="text">
      <style:text-properties officeooo:rsid="00b6be34"/>
    </style:style>
    <style:style style:name="T101" style:family="text">
      <style:text-properties officeooo:rsid="00c29cec"/>
    </style:style>
    <style:style style:name="T102" style:family="text">
      <style:text-properties officeooo:rsid="00ce7905"/>
    </style:style>
    <style:style style:name="T103" style:family="text">
      <style:text-properties officeooo:rsid="00ce8f94"/>
    </style:style>
    <style:style style:name="T104" style:family="text">
      <style:text-properties officeooo:rsid="00d6906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04">Spatial patterns of fungal e</text:span>ndophytes in a subtropical montane rainfores<text:span text:style-name="T104">t of northern Tawain.</text:span></text:p>
      <text:p text:style-name="P1"/>
      <text:p text:style-name="P1">Abstract</text:p>
      <text:p text:style-name="P1"/>
      <text:p text:style-name="P48">Fungal endophytes of plants are ubiquitous and important to host plant health. <text:span text:style-name="T102">W</text:span>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46">Despite this</text:span>, host tree species was <text:span text:style-name="T46">an</text:span> important <text:span text:style-name="T46">predictor</text:span> of mycobiome community-composition. Within a single <text:span text:style-name="T46">common </text:span>tree species, “core” mycobiomes were characterized using cooccurrence analysis. <text:span text:style-name="T46">The spatial coocurrence patterns of these few species of fungal endophytes appear to explain the strong host effect.</text:span> For wood endophytes, a consistent core mycobiome coexisted with the host across the extent of the study. For leaf endophytes, the core fungi resembled a more dynamic, “gradient” model of the core microbiome, changing across the topography and distance of the study. </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14"><text:span text:style-name="T14">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4">(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4">.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4">(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4">.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4">(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4">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4">(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4">. </text:span></text:p>
      <text:p text:style-name="P14"/>
      <text:p text:style-name="P15"><text:span text:style-name="T14"><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4">(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4">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4">(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4">,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4">(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4">.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4">(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4">.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4">(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4">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4">(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4">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4">(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4">. This definition may not always serve for describing the other numerous and labyrinthine microbe-host interactions that occur between hosts and </text:span><text:soft-page-break/><text:span text:style-name="T14">microbe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4">(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4">.</text:span></text:p>
      <text:p text:style-name="P14"/>
      <text:p text:style-name="P15"><text:span text:style-name="T14"><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4">(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4">,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5">(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4">.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5">(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4">,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4">(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4">.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5">(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4">.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4">(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4">,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4">(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4">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4">(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4">. <text:s/>Fungal endophytes, therefore, make ideal systems for studying the interplay of host-microbe interactions, environmental influences, and spatial patterning of both host and microbes in natural settings. <text:s/></text:span></text:p>
      <text:p text:style-name="P15"/>
      <text:p text:style-name="P22"><text:span text:style-name="T14"><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4">(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4">.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endophyte community of several plant hosts. Delving further within these data, we focused on a single tree host and the spatial patterns of its most strongly associated endophytic fungi. </text:span></text:p>
      <text:p text:style-name="P1"/>
      <text:p text:style-name="P1">Materials and methods</text:p>
      <text:p text:style-name="P1"/>
      <text:p text:style-name="Preformatted_20_Text"><text:span text:style-name="T14">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4">(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4">.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s.1 and 2),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4">(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4">.</text:span></text:p>
      <text:p text:style-name="P1"><text:soft-page-break/></text:p>
      <text:p text:style-name="P1">Field methods</text:p>
      <text:p text:style-name="Preformatted_20_Text"/>
      <text:p text:style-name="Preformatted_20_Text"><text:span text:style-name="T14">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4">(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4"> (Fig. 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4">(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4">. All plant material was carried to a nearby field station and stored at 4°C for no longer than 5 days before processing.</text:span></text:p>
      <text:p text:style-name="P1"/>
      <text:p text:style-name="P1">Lab methods</text:p>
      <text:p text:style-name="P1"/>
      <text:p text:style-name="Preformatted_20_Text"><text:span text:style-name="T14">Preparation and sequencing of Illumina libraries for leaves and wood were undertaken separately, with differing protocols. Protocols for leaf <text:s/>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4">(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4">.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4">(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4">.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19"><text:span text:style-name="T14">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4">(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4">.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4">(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4">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4">(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4">,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19"/>
      <text:p text:style-name="P20"><text:span text:style-name="T48">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15">(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48">. This is a high-throughput method, used here to create an aggregate, “big picture” of the endophytes communities, summarized in figure 3. Because of the low confidence of many of the high-throughput identifications, classes containing less than 1% of total OTUs were not included in this figure, but are available for inspection in scripts. <text:s/>Manual curation of taxonomic calls was then required for members of the core microbiomes. For higher confidence taxonomic calls, members of the wood and leaf core microbiome were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48">(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48">, against the UNITE database. See scripts for details of this process. </text:span></text:p>
      <text:p text:style-name="P19"><text:soft-page-break/></text:p>
      <text:p text:style-name="P19"/>
      <text:p text:style-name="P1"/>
      <text:p text:style-name="P1">Statistical methods</text:p>
      <text:p text:style-name="P1"/>
      <text:p text:style-name="P1">Overview</text:p>
      <text:p text:style-name="P1"/>
      <text:p text:style-name="P23"><text:span text:style-name="T14">Ecological patterns of the entire fungal community of leaves and wood of all hosts were examined first. <text:s/>Analyses were then focused on patterns in the mycobiome of the most commonly-sampled host tree, </text:span><text:span text:style-name="T3">Helicia</text:span><text:span text:style-name="T17"> </text:span><text:span text:style-name="T3">formosana</text:span><text:span text:style-name="T14">. Finally, host-fungus coccurrence patterns were used to define a core mycobiome that was also examined for ecological patterns.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4">(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4">,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4">(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4">,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4">(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4">,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4">(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4">,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4">(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4">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4">(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4"> packages. </text:span></text:p>
      <text:p text:style-name="P23"/>
      <text:p text:style-name="P23"/>
      <text:p text:style-name="P24"><text:span text:style-name="T51">All read abundances in fungal community matrices were transformed to presence/absence (see bioinforamtics, above), so all downstream community analyses were based on this incidence data. Tests and visualizations that required the use of dissimilarity included PERMANOVA and Mantel tests, NMS and Bray-Curtis map visualizations. In all cases endophyte community comparisons were conducted using Bray-Curtis distances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51">(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51">.</text:span></text:p>
      <text:p text:style-name="P1"/>
      <text:p text:style-name="P1">Mycobiome of all hosts</text:p>
      <text:p text:style-name="P1"/>
      <text:p text:style-name="P26"><text:span text:style-name="T14">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4">(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4">, and non-metric multidimensional scaling (NMS). Following initial comparisons of community composition, all analyses of wood and leaf endophytes were conducted separately, in parallel. Host and environmental variables of vegetative community and topography (Fig. 1) as predictors of endophyte communities were modeled individually using PERMANOVA. <text:s/>However, PERMANOVA tests as employed here are not sensitive to the complexities of spatial patterns on the variable landscape of Fushan FDP. For this reason spatially-explicit tests for autcorrelation and correlations with endophyte community composition and environmental data were used.</text:span></text:p>
      <text:p text:style-name="P16"/>
      <text:p text:style-name="P17"><text:span text:style-name="T14">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4">(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4">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4">(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4">,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4">(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4">,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4">(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4">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4">(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4">. </text:span></text:p>
      <text:p text:style-name="P18"/>
      <text:p text:style-name="P29"><text:span text:style-name="T47">Eigenanalysis of sampling schemes such as dbMEM/PCNM used here give a portrait of what patterns can be confidently testing by a particular sampling scheme. <text:s/>They are useful in that they can approximate classical linear spatial patterns, but also model other, more complex spatial patterns. These eigenvectors represent a range of spatial patterns that are periodic functions of wavelengths of varying size and direction. When combined with constrained direct gradient analyses such as Canonical Correspondence Analyses (CCA) or Redundancy analysis (RDA), eigenanalyses </text:span><text:soft-page-break/><text:span text:style-name="T47">of sampling schemes become a very sensitive tool for detecting important spatial patterns in biological communities. </text:span></text:p>
      <text:p text:style-name="P29"/>
      <text:p text:style-name="P29"><text:span text:style-name="T47">As a first filter, only PCNM vectors that are in some way correlated with changes in the community matrix are considered ecologically meaningful and are retained. Following this, if a correlation is found with these PCNM vectors with either between differences in fungal community or with patterns in environmental data, we can infer that these environmental or community differences behave on the landscape somewhat like the PCNM vectors. This is especially true if a large amount of variance in the community matrix or environmental data is explained by a PCNM (i.e. R^2 is high). The wavelengths and shapes of PCNM vector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47">(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47">. </text:span></text:p>
      <text:p text:style-name="P21"/>
      <text:p text:style-name="P4">Ecological patterns of interest detected in spatial analysis were further visualized by mapping Bray-Curtis distance of all wood or leaf samples from a single point of interest on maps of the reserve and in NMS ordinations.</text:p>
      <text:p text:style-name="P1"/>
      <text:p text:style-name="P1">Mycobiome of a single host, <text:span text:style-name="T2">Helicia</text:span><text:span text:style-name="T16"> </text:span><text:span text:style-name="T2">formosana</text:span></text:p>
      <text:p text:style-name="P1"/>
      <text:p text:style-name="P1"><text:span text:style-name="T49">To exclude variation in fungal communities</text:span> resulting from <text:span text:style-name="T49">differing </text:span>host tree species, <text:span text:style-name="T74">above analyses were repeated for</text:span> the fungal endophytes of a single host tree, <text:span text:style-name="T2">Helicia</text:span><text:span text:style-name="T16"> </text:span><text:span text:style-name="T2">formosana</text:span> Lour. &amp; Hemsl. This was the host tree for which the most samples (leaves, n=31; wood n=22) were available. Bray-Curtis dissimilarity values resulting from comparison were then plotted onto a map of Fushan FDP.</text:p>
      <text:p text:style-name="P1"/>
      <text:p text:style-name="P1">Core fungi of <text:span text:style-name="T2">Helicia</text:span><text:span text:style-name="T16"> </text:span><text:span text:style-name="T2">formosana</text:span></text:p>
      <text:p text:style-name="P1"/>
      <text:p text:style-name="Preformatted_20_Text"><text:span text:style-name="T14">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4">(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4">.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3">H. formosana</text:span><text:span text:style-name="T14"> were used to populate a species composition matrix of just these core species as columns, with rows of just sites where </text:span><text:span text:style-name="T3">H. formosana</text:span><text:span text:style-name="T14">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2">After variance-stabilization, <text:span text:style-name="T52">in the </text:span>the <text:span text:style-name="T54">leaf</text:span> endophyte library <text:span text:style-name="T54">1302</text:span> OTUs <text:span text:style-name="T52">were detected, </text:span>and <text:span text:style-name="T54">2025</text:span> OTUs <text:span text:style-name="T52">in the </text:span>the leaf library. Both leaf and wood samples were dominated by Ascomycota <text:span text:style-name="T55"><text:s/></text:span>(Fig. <text:span text:style-name="T95">3</text:span>), but a larger p<text:span text:style-name="T52">roportion</text:span> of <text:span text:style-name="T95">remaining reads</text:span> <text:span text:style-name="T95">in </text:span>wood OTUs matched to Basidiomycota <text:span text:style-name="T54">(10% of leaf OTUs vs. 17% of wood OTUs) than in in leaves</text:span>. <text:s/>This larger percentage of <text:span text:style-name="T55">OTUs identified to </text:span>Basidiomy<text:span text:style-name="T55">cota</text:span> was due mostly to a larger <text:span text:style-name="T55">percentage</text:span> of <text:span text:style-name="T55">OTUs identified to</text:span> Tremellomycetes <text:span text:style-name="T55">(&lt;1% of leaf OTUs vs. 5.6%</text:span> <text:span text:style-name="T55">of</text:span> wood <text:span text:style-name="T55">OTUs)</text:span>. Within Ascomycota, both leaf and wood samples contained high percentages of <text:span text:style-name="T54">OTUs identified to </text:span>Sordariomycetes <text:span text:style-name="T54">(24% of leaf OTUs vs. 16% of wood OTUs)</text:span>, Dothideomycetes <text:span text:style-name="T54">(20% of leaf OTUs vs. 27% of wood OTUs)</text:span>, and Eurotiomycetes <text:span text:style-name="T54">(7% of leaf OTUs vs. 14% of wood OTUs)</text:span>. <text:span text:style-name="T53">Significant observations of lecanoromycete fungi</text:span> <text:span text:style-name="T53">also occurred, especially in leaves (%18.5 of leaf OTUs vs. %4 of wood OTUs). At the class level 16% of leaf OTUs were unindentified, compared to 10% of wood.</text:span></text:p>
      <text:p text:style-name="P1"><text:soft-page-break/></text:p>
      <text:p text:style-name="P25"><text:span text:style-name="T14">Host species was the strongest single predictor of similarity within both leaf (PERMANOVA, F(33, 89) = </text:span>1.9<text:span text:style-name="T56">5, p &lt; 0.01, R2 =0.42, permutations = 10000). Wood endophyte communities were also most strongly predicted by host (PERMANOVA, F(29,61) = 1.49, p &lt; 0.01, R2 = 0.42, permutations = 10000), see NMS visualizations (Fig. 4). Vegetative community is a weak predictor of similarity in both leaf (PERMANOVA, F(3, 119) = 2.04, p &lt; 0.01, R2 = .05, permutations = 10000) and wood endophyte community (PERMANOVA, F(3,87) = 1.71, p &lt; 0.01, R2 = 0.055, permutations = 10000). Micro-topographic conditions are also weak predictors of similarity in both leaf (PERMANOVA, F(6, 116) = 1.23, p &lt; 0.01, R2 = 0.06, permutations = 10000) and wood endophyte community (PERMANOVA, F(6,84) = </text:span>1.36,<text:span text:style-name="T14"> p &lt; 0.01, R2 = 0.09, permutations = 10000). PERMANOVA tests cannot easily account for complex spatial patterns, some environmental correlations were uncovered in more sensitive spatial analyses summarized below. </text:span></text:p>
      <text:p text:style-name="P1"/>
      <text:p text:style-name="P1">Wood endophyte community displayed a weak pattern of community-turnover/distance-decay over the entire study area (<text:span text:style-name="T57">global </text:span>Mantel's r = 0.<text:span text:style-name="T57">10</text:span>, p <text:span text:style-name="T57">&lt;</text:span> 0.01) (<text:span text:style-name="T87">Supp </text:span>Fig. <text:span text:style-name="T91">1</text:span>). Leaf communities displayed no global distance decay relationship (<text:span text:style-name="T57">global </text:span>Mantel's r = -0.01, p = 0.<text:span text:style-name="T57">5</text:span>7), but displayed local negative autocorrelation in comparisons of samples approximately 200 meters apart (Mantel correlogram, <text:span text:style-name="T57">local </text:span>Mantel's r = -0.10, p &lt; 0.05). <text:span text:style-name="T87">In both wood and leaf endophyte communities of all hosts, Mantel’s r approaches zero in both leaf and wood samples at comparisons around 150 m apart, indicating that positive autcorrelation is undetected beyond this. </text:span></text:p>
      <text:p text:style-name="P50"/>
      <text:p text:style-name="P28"><text:span text:style-name="T57">For leaves, our sampling scheme yielded 7 biologically significant PCNM vectors, explaining a combined total of 7.1% of endophyte community variation (Redundancy analysis, constrained inertia = </text:span>0.0<text:span text:style-name="T88">6, Unconstrained inertia = </text:span>0.8<text:span text:style-name="T88">2</text:span>,<text:span text:style-name="T58"> F(7,117) = </text:span>1.25<text:span text:style-name="T58">, P &lt; 0.01) (Supp. Fig. 2). Of these, <text:s/>the smallest scale vectors are uncorrelated with environmental data, and probably indicative of endogenous autocorrelation </text:span><text:reference-mark-start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58">(Borcard et al., 2011)</text:span><text:reference-mark-end text:name="ZOTERO_ITEM CSL_CITATION {&quot;citationID&quot;:&quot;DAAywfod&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fBJ5IrECHy"/><text:span text:style-name="T58">, with wavelengths up to 50m. Two mid-range (300m) vectors represented north-south and east-west surface trends, unexplained by environmental data, each predicting approximately 1 % of fungal species variation. Two mid-range leaf PCNM vectors of interest correlate with environmental variables, most strongly with the presence of the steep habitat zone present mostly on the central hill of the plot (Linear model/multiple regression, adj-R2=0.23, F(9,113)=4.95, p &lt; 0.01). The largest scale (500 m) PCNM vector ran in a NE-SW direction, resulting in a partial contrast between the southwest valley and the rest of the plot. It predicted 1.2% of leaf endophyte community variation, and was most strongly explained by the presence of the two vegetation communities dominated by the tree </text:span><text:span text:style-name="T7">Helicia formosana</text:span><text:span text:style-name="T19"> (</text:span><text:span text:style-name="T20">(Linear model/multiple regression, adj-R2=0.</text:span><text:span text:style-name="T21">3</text:span><text:span text:style-name="T20">3, F(9,113)</text:span><text:span text:style-name="T21">=7.68,</text:span><text:span text:style-name="T20"> p &lt; 0.01).</text:span><text:span text:style-name="T58"> </text:span></text:p>
      <text:p text:style-name="P49"/>
      <text:p text:style-name="P30"><text:span text:style-name="T57">For wood, our sampling scheme also yielded 5 biologically significant PCNM vectors, explaining 7.5% of variation (Redundancy analysis, constrained inertia = 0.07, Unconstrained inertia = 0.80, F(5,85) = 1.38, P &lt; 0.01). </text:span><text:span text:style-name="T60">Of these, the smallest scale vectors are probably indicative of endogenous autocorrelation, at a wavelength of 70 m or less. </text:span><text:span text:style-name="T61">The three other PCNM vectors are large- to mid-range, with lengths from 300m to 500m. They correlated with environmental variables, and generally </text:span><text:span text:style-name="T62">point</text:span><text:span text:style-name="T61"> to a contrast between upland and lowland habitat (S</text:span><text:span text:style-name="T66">upp. Fig.</text:span><text:span text:style-name="T61"> </text:span><text:span text:style-name="T68">3</text:span><text:span text:style-name="T61">). </text:span><text:span text:style-name="T60">For more detailed results and interpretation of </text:span><text:span text:style-name="T67">all-host </text:span><text:span text:style-name="T60">PCNM results, see scripts. </text:span><text:span text:style-name="T61"><text:s/></text:span></text:p>
      <text:p text:style-name="P5"><text:s/></text:p>
      <text:p text:style-name="P5">Mycobiome of a single host, <text:span text:style-name="T2">Helicia</text:span><text:span text:style-name="T16"> </text:span><text:span text:style-name="T2">formosana</text:span></text:p>
      <text:p text:style-name="P1"/>
      <text:p text:style-name="P8"><text:span text:style-name="T73">When the </text:span>community of endophytes <text:span text:style-name="T96">was constrained to one host tree species, e</text:span>nvironmental variables were not found to directly explain any varianc<text:span text:style-name="T69">e in endophyte community structure (</text:span>PERMANOVA <text:span text:style-name="T70">tests</text:span>, permutations=10000. <text:span text:style-name="T71">Leaf community ~ t</text:span>opography: F(4,26) = 0.<text:span text:style-name="T70">93</text:span>, R2 = 0.1<text:span text:style-name="T71">2, </text:span>p = 0.<text:span text:style-name="T70">66. Leaf community ~ v</text:span>egetative community: F(3,27) = 1.<text:span text:style-name="T70">07</text:span>, R2 = 0.11, <text:s/>p = 0.2<text:span text:style-name="T70">7. W</text:span>ood <text:span text:style-name="T71">community ~ t</text:span>opography: <text:soft-page-break/>F(4,17) = 1.0<text:span text:style-name="T71">6</text:span>, R2 = 0.20, p = 0.<text:span text:style-name="T71">20. Wood community ~ </text:span>Vegetative community: F(3,18) = 1.0<text:span text:style-name="T71">8</text:span>, R2 = 0.15, p = 0.<text:span text:style-name="T71">19.). <text:s/></text:span></text:p>
      <text:p text:style-name="P6"/>
      <text:p text:style-name="P7">Leaf endophyte community yielded <text:span text:style-name="T75">3</text:span> <text:span text:style-name="T72">ecologically</text:span> significant PCNM<text:span text:style-name="T69">s</text:span> <text:span text:style-name="T75">explaining 13% of community variation </text:span>(RDA, leaves: constrained inertia = 0.0<text:span text:style-name="T75">11</text:span>, Unconstrained inertia = 0.<text:span text:style-name="T76">67</text:span>, F(<text:span text:style-name="T76">2</text:span>,<text:span text:style-name="T76">19</text:span>) = 1.<text:span text:style-name="T76">32</text:span>, P &lt; 0.01<text:span text:style-name="T72">). </text:span><text:span text:style-name="T63">W</text:span><text:span text:style-name="T59">ood endophyte community yielded </text:span><text:span text:style-name="T64">2</text:span><text:span text:style-name="T59"> </text:span><text:span text:style-name="T63">ecologically</text:span><text:span text:style-name="T59"> significant PCNM</text:span><text:span text:style-name="T65">s explaining 12% of community variation </text:span><text:span text:style-name="T59">(RDA, leaves: constrained inertia = 0.</text:span><text:span text:style-name="T64">10</text:span><text:span text:style-name="T59">, Unconstrained inertia = 0.7</text:span><text:span text:style-name="T64">0</text:span><text:span text:style-name="T59">, F(1,29) = 1.78, P &lt; 0.01</text:span><text:span text:style-name="T63">). </text:span><text:span text:style-name="T70">As with the non-spatial PERMANOVA model of </text:span><text:span text:style-name="T4">Helicia</text:span><text:span text:style-name="T70"> endophytes, these PCNMs also did not correlate with any available environmental data, in either wood or leaves. However, both wood and leaf communities showed ecologically meaningful PCNM vectors that center on the southwestern valley of the FDP as a place of difference in the </text:span><text:span text:style-name="T4">Helicia</text:span><text:span text:style-name="T70"> mycobiome (Fig. 5). This pattern of dissimilarity was particularly pronounced in the </text:span><text:span text:style-name="T5">Helicia</text:span><text:span text:style-name="T77"> leaf endophyte community when visualized with Bray-Curtis comparisons, (Fig. 6).</text:span></text:p>
      <text:p text:style-name="P1"/>
      <text:p text:style-name="P10">Core fungi of <text:span text:style-name="T2">Helicia</text:span><text:span text:style-name="T16"> </text:span><text:span text:style-name="T2">formosana</text:span></text:p>
      <text:p text:style-name="P1"/>
      <text:p text:style-name="P13"><text:span text:style-name="T79">O</text:span>ut of <text:span text:style-name="T78">1302</text:span> possible fungal OTUs <text:span text:style-name="T79">observed in leaves of all hosts, 426 OTUs were found in </text:span><text:span text:style-name="T6">Helicia </text:span><text:span text:style-name="T18">leaves</text:span><text:span text:style-name="T6">.</text:span><text:span text:style-name="T18"> Of these 12</text:span><text:span text:style-name="T78"> </text:span>showed <text:span text:style-name="T79">strong </text:span>patterns of cooccurrence with <text:span text:style-name="T2">Helicia</text:span><text:span text:style-name="T16"> </text:span><text:span text:style-name="T2">formosana.</text:span> <text:span text:style-name="T79">O</text:span>ut of <text:span text:style-name="T79">2025</text:span> possible fungal OTUs <text:span text:style-name="T79">observed in woody tissue of all hosts, 731 OTUs were found in </text:span><text:span text:style-name="T6">Helicia </text:span><text:span text:style-name="T18">wood </text:span><text:span text:style-name="T22">(Supp. Fig. 4)</text:span><text:span text:style-name="T6">.</text:span><text:span text:style-name="T18"> Of these 7 OTUs </text:span><text:span text:style-name="T44">showed strong patterns of cooccurrence with </text:span><text:span text:style-name="T13">Helicia</text:span><text:span text:style-name="T44"> </text:span><text:span text:style-name="T13">formosana </text:span><text:span text:style-name="T45">(Supp. Fig. 4)</text:span><text:span text:style-name="T13">. </text:span>These fungi were considered members of the <text:span text:style-name="T2">H. formosana</text:span> core mycobiome (Table 1).<text:span text:style-name="T2"> </text:span>Visual inspection of patterns <text:span text:style-name="T97">of dissimilarity</text:span> show that <text:span text:style-name="T103">only </text:span>leaves within the southern valley of the plot contained relatively high proportions of core fungi (Fig. <text:span text:style-name="T97">7</text:span>). Wood <text:span text:style-name="T89">samples retained most</text:span> <text:span text:style-name="T89">of their </text:span>core fungi consistently throughout the plot (Fig. <text:span text:style-name="T97">7</text:span>). </text:p>
      <text:p text:style-name="P9"/>
      <text:p text:style-name="P1"/>
      <text:p text:style-name="P1">Summary comparison</text:p>
      <text:p text:style-name="P1"/>
      <text:p text:style-name="P11">The above analysis compared patterns of community dissimilarity at several levels (Table 2). <text:s/>Wood and leaf endophytes of all host-trees showed an <text:span text:style-name="T80">similar, very</text:span> high <text:span text:style-name="T80">levels of</text:span> dissimilarity among all samples (all-host leaf endophyte mean BC=0.9<text:span text:style-name="T80">0</text:span>, sd=0.<text:span text:style-name="T80">09</text:span>; wood endophyte mean BC=0.<text:span text:style-name="T80">87</text:span>, sd=0.07). <text:span text:style-name="T2">Helicia</text:span><text:span text:style-name="T16"> </text:span><text:span text:style-name="T2">formosana</text:span> <text:span text:style-name="T81">samples show a lower average level of dissimilarity </text:span>(leaf mean BC=0.<text:span text:style-name="T80">80</text:span>, sd =0.1<text:span text:style-name="T80">1</text:span>; wood mean BC = 0.8<text:span text:style-name="T80">0</text:span>, sd=0.0<text:span text:style-name="T80">6</text:span>). This variation can then be partitioned into two groups: <text:span text:style-name="T80">(1) n</text:span>on-core fungi, <text:span text:style-name="T80">which</text:span> show a <text:span text:style-name="T81">high average </text:span>level of dissimilarity (leaf mean BC=0.8<text:span text:style-name="T81">9</text:span>, sd =0.<text:span text:style-name="T81">08</text:span> ; wood mean BC = 0.8<text:span text:style-name="T81">3</text:span>, sd=0.06), <text:span text:style-name="T80">and</text:span> <text:span text:style-name="T80">(2) </text:span>core fungi, <text:span text:style-name="T81">which</text:span> <text:span text:style-name="T80">show</text:span> a lower mean BC (leaf mean BC=0.<text:span text:style-name="T81">38</text:span>, sd =0.<text:span text:style-name="T81">1</text:span>7; wood mean BC = 0.<text:span text:style-name="T81">39</text:span>, sd=0.17). </text:p>
      <text:p text:style-name="P11"/>
      <text:p text:style-name="P1">Discussion</text:p>
      <text:p text:style-name="P1"/>
      <text:p text:style-name="P40">Fungal species:</text:p>
      <text:p text:style-name="P36"><text:span text:style-name="T101">M</text:span>ost of the <text:span text:style-name="T98">candidate core </text:span>fungal species of the tree <text:span text:style-name="T2">Helicia formosana</text:span><text:span text:style-name="T16"> were unidentified </text:span><text:span text:style-name="T40">(Table 1)</text:span><text:span text:style-name="T16">, often even </text:span><text:span text:style-name="T23">to</text:span><text:span text:style-name="T16"> the phylum level. </text:span><text:span text:style-name="T39">This</text:span><text:span text:style-name="T16"> </text:span><text:span text:style-name="T38">mak</text:span><text:span text:style-name="T39">es</text:span><text:span text:style-name="T38"> specific ecological interpretation </text:span><text:span text:style-name="T40">of the core fungal community </text:span><text:span text:style-name="T38">difficul</text:span><text:span text:style-name="T40">t. It also</text:span><text:span text:style-name="T16"> speak</text:span><text:span text:style-name="T40">s</text:span><text:span text:style-name="T16"> to </text:span><text:span text:style-name="T23">an</text:span><text:span text:style-name="T16"> urgent and daunting challenge facing mycologists </text:span><text:span text:style-name="T23">today: the </text:span><text:span text:style-name="T16">need </text:span><text:span text:style-name="T25">for more high-quality accessions of lesser known fungi </text:span><text:span text:style-name="T40">in fungal barcode databases</text:span><text:span text:style-name="T25">, to</text:span><text:span text:style-name="T16"> keep pace with </text:span><text:span text:style-name="T36">the </text:span><text:span text:style-name="T37">ongoing</text:span><text:span text:style-name="T16"> </text:span><text:span text:style-name="T36">technical</text:span><text:span text:style-name="T16"> revolution</text:span><text:span text:style-name="T36"> </text:span><text:span text:style-name="T37">of high-throughput sequencer technologies. </text:span></text:p>
      <text:p text:style-name="P45"/>
      <text:p text:style-name="P41"><text:span text:style-name="T98">Within the candidates for core fungi of </text:span><text:span text:style-name="T10">H. formosana</text:span><text:span text:style-name="T98">, </text:span><text:span text:style-name="T9">Phyllosticta</text:span><text:span text:style-name="T23"> </text:span><text:span text:style-name="T28">were</text:span><text:span text:style-name="T23"> present as least three endophytes OTUs in leaves. </text:span><text:span text:style-name="T28">This</text:span><text:span text:style-name="T23"> includ</text:span><text:span text:style-name="T28">ed</text:span><text:span text:style-name="T23"> </text:span><text:span text:style-name="T8">P. capitalensis</text:span><text:span text:style-name="T24">, which is a well-known endophyte of tropical woody plants </text:span><text:reference-mark-start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24">(Baayen et al., 2002)</text:span><text:reference-mark-end text:name="ZOTERO_ITEM CSL_CITATION {&quot;citationID&quot;:&quot;1TnVYqXK&quot;,&quot;properties&quot;:{&quot;formattedCitation&quot;:&quot;(Baayen et al., 2002)&quot;,&quot;plainCitation&quot;:&quot;(Baayen et al., 2002)&quot;,&quot;noteIndex&quot;:0},&quot;citationItems&quot;:[{&quot;id&quot;:1153,&quot;uris&quot;:[&quot;http://zotero.org/users/1142741/items/CLY4DBLZ&quot;],&quot;uri&quot;:[&quot;http://zotero.org/users/1142741/items/CLY4DBLZ&quot;],&quot;itemData&quot;:{&quot;id&quot;:1153,&quot;type&quot;:&quot;article-journal&quot;,&quot;title&quot;:&quot;Nonpathogenic Isolates of the Citrus Black Spot Fungus, Guignardia citricarpa, Identified as a Cosmopolitan Endophyte of Woody Plants, G. mangiferae (Phyllosticta capitalensis)&quot;,&quot;container-title&quot;:&quot;Phytopathology&quot;,&quot;page&quot;:&quot;464-477&quot;,&quot;volume&quot;:&quot;92&quot;,&quot;issue&quot;:&quot;5&quot;,&quot;source&quot;:&quot;apsjournals.apsnet.org (Atypon)&quot;,&quot;abstract&quot;:&quot;The population structure of Guignardia citricarpa sensu lato (anamorph: Phyllosticta citricarpa), a fungus of which strains pathogenic to citrus are subject to phytosanitary legislation in the European Union and the United States, was investigated. Internal transcribed spacer sequences revealed two phylogenetically distinct groups in G. citricarpa. This distinction was supported by amplified fragment length polymorphism analysis that also supported the exclusion of two isolates that had apparently been misclassified as G. citricarpa. On cherry decoction agar, but not on other media, growth rates of group I isolates were lower than those of group II isolates. Conidial dimensions were similar, but group I isolates formed conidia with barely visible mucoid sheaths, whereas those of group II formed conidia with thick sheaths. Cultures of isolates belonging to group I produced rare infertile perithecia, whereas fertile perithecia were formed by most isolates of group II. Colonies of isolates belonging to group I were less dark than those of group II, with a wider translucent outer zone and a lobate rather than entire margin. On oatmeal agar, exclusively group I isolates formed a yellow pigment. Group I harbored strains from citrus fruits with classical black spot lesions (1 to 10 mm in diameter) usually containing pycnidia. Group II harbored endophytic strains from a wide range of host species, as well as strains from symptomless citrus fruits or fruits with minute spots (&lt;2-mm diameter) without pycnidia. These observations support the historic distinction between slowly growing pathogenic isolates and morphologically similar fast-growing, nonpathogenic isolates of G. citricarpa. The latter proved to belong to G. mangiferae (P. capitalensis), a ubiquitous endophyte of woody plants with numerous probable synonyms including G. endophyllicola, G. psidii, P. anacardiacearum, and P. theacearum. G. mangiferae occurs in the European Union and the United States on many host species including citrus, and does not cause symptoms of citrus black spot, justifying its exclusion from quarantine measures.&quot;,&quot;DOI&quot;:&quot;10.1094/PHYTO.2002.92.5.464&quot;,&quot;ISSN&quot;:&quot;0031-949X&quot;,&quot;journalAbbreviation&quot;:&quot;Phytopathology&quot;,&quot;author&quot;:[{&quot;family&quot;:&quot;Baayen&quot;,&quot;given&quot;:&quot;R. P.&quot;},{&quot;family&quot;:&quot;Bonants&quot;,&quot;given&quot;:&quot;P. J. M.&quot;},{&quot;family&quot;:&quot;Verkley&quot;,&quot;given&quot;:&quot;G.&quot;},{&quot;family&quot;:&quot;Carroll&quot;,&quot;given&quot;:&quot;G. C.&quot;},{&quot;family&quot;:&quot;Aa&quot;,&quot;given&quot;:&quot;H. A.&quot;,&quot;non-dropping-particle&quot;:&quot;van der&quot;},{&quot;family&quot;:&quot;Weerdt&quot;,&quot;given&quot;:&quot;M.&quot;,&quot;non-dropping-particle&quot;:&quot;de&quot;},{&quot;family&quot;:&quot;Brouwershaven&quot;,&quot;given&quot;:&quot;I. R.&quot;,&quot;non-dropping-particle&quot;:&quot;van&quot;},{&quot;family&quot;:&quot;Schutte&quot;,&quot;given&quot;:&quot;G. C.&quot;},{&quot;family&quot;:&quot;Maccheroni&quot;,&quot;given&quot;:&quot;W.&quot;},{&quot;family&quot;:&quot;Blanco&quot;,&quot;given&quot;:&quot;C. Glienke&quot;,&quot;non-dropping-particle&quot;:&quot;de&quot;},{&quot;family&quot;:&quot;Azevedo&quot;,&quot;given&quot;:&quot;J. L.&quot;}],&quot;issued&quot;:{&quot;date-parts&quot;:[[&quot;2002&quot;,5,1]]}}}],&quot;schema&quot;:&quot;https://github.com/citation-style-language/schema/raw/master/csl-citation.json&quot;} RNDalaBvp8NBW"/><text:span text:style-name="T14">, that may have been transported throughout the world via nursery trade (George Carroll, pers. com.). <text:s/>Though </text:span><text:span text:style-name="T10">Phyllosticta </text:span><text:span text:style-name="T28">is an extremely common </text:span><text:span text:style-name="T30">endophyte </text:span><text:span text:style-name="T28">genus, w</text:span><text:span text:style-name="T99">e could not discard these species from consideration simply due to their commoness.</text:span><text:span text:style-name="T30"> </text:span><text:span text:style-name="T38">S</text:span><text:span text:style-name="T27">mall differences in genotype can determine </text:span><text:span text:style-name="T36">a fungal species’ </text:span><text:span text:style-name="T35">tendency to </text:span><text:span text:style-name="T36">a </text:span><text:span text:style-name="T27">pathogen</text:span><text:span text:style-name="T36">ic</text:span><text:span text:style-name="T27"> or </text:span><text:soft-page-break/><text:span text:style-name="T27">endophyt</text:span><text:span text:style-name="T36">ic-</text:span><text:span text:style-name="T43">mutualistic</text:span><text:span text:style-name="T27"> lifes</text:span><text:span text:style-name="T30">tyle </text:span><text:reference-mark-start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30">(Carroll, 1988; Rodriguez and Redman, 2008)</text:span><text:reference-mark-end text:name="ZOTERO_ITEM CSL_CITATION {&quot;citationID&quot;:&quot;HIVib9bV&quot;,&quot;properties&quot;:{&quot;formattedCitation&quot;:&quot;(Carroll, 1988; Rodriguez and Redman, 2008)&quot;,&quot;plainCitation&quot;:&quot;(Carroll, 1988; Rodriguez and Redman, 2008)&quot;,&quot;noteIndex&quot;:0},&quot;citationItems&quot;:[{&quot;id&quot;:1171,&quot;uris&quot;:[&quot;http://zotero.org/users/1142741/items/4LPETAFX&quot;],&quot;uri&quot;:[&quot;http://zotero.org/users/1142741/items/4LPETAFX&quot;],&quot;itemData&quot;:{&quot;id&quot;:1171,&quot;type&quot;:&quot;article-journal&quot;,&quot;title&quot;:&quot;Fungal endophytes in stems and leaves: from latent pathogen to mutualistic symbiont&quot;,&quot;container-title&quot;:&quot;Ecology&quot;,&quot;page&quot;:&quot;2-9&quot;,&quot;volume&quot;:&quot;69&quot;,&quot;issue&quot;:&quot;1&quot;,&quot;author&quot;:[{&quot;family&quot;:&quot;Carroll&quot;,&quot;given&quot;:&quot;George&quot;}],&quot;issued&quot;:{&quot;date-parts&quot;:[[&quot;1988&quot;]]}}},{&quot;id&quot;:1158,&quot;uris&quot;:[&quot;http://zotero.org/users/1142741/items/K2AYBA39&quot;],&quot;uri&quot;:[&quot;http://zotero.org/users/1142741/items/K2AYBA39&quot;],&quot;itemData&quot;:{&quot;id&quot;:1158,&quot;type&quot;:&quot;article-journal&quot;,&quot;title&quot;:&quot;More than 400 million years of evolution and some plants still can't make it on their own: plant stress tolerance via fungal symbiosis&quot;,&quot;container-title&quot;:&quot;Journal of Experimental Botany&quot;,&quot;page&quot;:&quot;1109-1114&quot;,&quot;volume&quot;:&quot;59&quot;,&quot;issue&quot;:&quot;5&quot;,&quot;source&quot;:&quot;academic.oup.com&quot;,&quot;abstract&quot;:&quot;Abstract.  All plants in natural ecosystems are thought to be symbiotic with mycorrhizal and/or endophytic fungi. Collectively, these fungi express different sy&quot;,&quot;DOI&quot;:&quot;10.1093/jxb/erm342&quot;,&quot;ISSN&quot;:&quot;0022-0957&quot;,&quot;shortTitle&quot;:&quot;More than 400 million years of evolution and some plants still can't make it on their own&quot;,&quot;journalAbbreviation&quot;:&quot;J Exp Bot&quot;,&quot;language&quot;:&quot;en&quot;,&quot;author&quot;:[{&quot;family&quot;:&quot;Rodriguez&quot;,&quot;given&quot;:&quot;Rusty&quot;},{&quot;family&quot;:&quot;Redman&quot;,&quot;given&quot;:&quot;Regina&quot;}],&quot;issued&quot;:{&quot;date-parts&quot;:[[&quot;2008&quot;,3,1]]}}}],&quot;schema&quot;:&quot;https://github.com/citation-style-language/schema/raw/master/csl-citation.json&quot;} RNDG9jFGvslA8"/><text:span text:style-name="T30">. This has apparently resulted in genera that contain numerous examples of both pathogenic and endophytic </text:span><text:span text:style-name="T32">within genera such as </text:span><text:span text:style-name="T12">Colletotrichum </text:span><text:reference-mark-start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34">(Rojas et al., 2010)</text:span><text:reference-mark-end text:name="ZOTERO_ITEM CSL_CITATION {&quot;citationID&quot;:&quot;lAB1YZge&quot;,&quot;properties&quot;:{&quot;formattedCitation&quot;:&quot;(Rojas et al., 2010)&quot;,&quot;plainCitation&quot;:&quot;(Rojas et al., 2010)&quot;,&quot;noteIndex&quot;:0},&quot;citationItems&quot;:[{&quot;id&quot;:1156,&quot;uris&quot;:[&quot;http://zotero.org/users/1142741/items/PY4R546J&quot;],&quot;uri&quot;:[&quot;http://zotero.org/users/1142741/items/PY4R546J&quot;],&quot;itemData&quot;:{&quot;id&quot;:1156,&quot;type&quot;:&quot;article-journal&quot;,&quot;title&quot;:&quot;Colletotrichum gloeosporioides s.l. associated with Theobroma cacao and other plants in Panamá: multilocus phylogenies distinguish host-associated pathogens from asymptomatic endophytes&quot;,&quot;container-title&quot;:&quot;Mycologia&quot;,&quot;page&quot;:&quot;1318-1338&quot;,&quot;volume&quot;:&quot;102&quot;,&quot;issue&quot;:&quot;6&quot;,&quot;source&quot;:&quot;Taylor and Francis+NEJM&quot;,&quot;abstract&quot;:&quot;Colletotrichum interacts with numerous plant species overtly as symptomatic pathogens and cryptically as asymptomatic endophytes. It is not known whether these contrasting ecological modes are optional strategies expressed by individual Colletotrichum species or whether a species’ ecology is explicitly pathogenic or endophytic. We explored this question by inferring relationships among 77 C. gloeosporioides s.l. strains isolated from asymptomatic leaves and from anthracnose lesions on leaves and fruits of Theobroma cacao (cacao) and other plants from Panamá. ITS and 5′-tef1 were used to assess diversity and to delineate operational taxonomic units for multilocus phylogenetic analysis. The ITS and 5′-tef1 screens concordantly resolved four strongly supported lineages, clades A–D: Clade A includes the ex type of C. gloeosporioides, clade B includes the ex type ITS sequence of C. boninense, and clades C and D are unidentified. The ITS yielded limited resolution and support within all clades, in particular the C. gloeosporioides clade (A), the focal lineage dealt with in this study. In contrast the 5′-tef1 screen differentiated nine distinctive haplotype subgroups within the C. gloeosporioides clade that were concordant with phylogenetic terminals resolved in a five-locus nuclear phylogeny. Among these were two phylogenetic species associated with symptomatic infections specific to either cacao or mango and five phylogenetic species isolated principally as asymptomatic infections from cacao and other plant hosts. We formally describe two new species, C. tropicale and C. ignotum, that are frequent asymptomatic associates of cacao and other Neotropical plant species, and epitypify C. theobromicola, which is associated with foliar and fruit anthracnose lesions of cacao. Asymptomatic Colletotrichum strains isolated from cacao plants grown in China included six distinct C. gloeosporioides clade taxa, only one of which is known to occur in the Neotropics.&quot;,&quot;DOI&quot;:&quot;10.3852/09-244&quot;,&quot;ISSN&quot;:&quot;0027-5514&quot;,&quot;shortTitle&quot;:&quot;Colletotrichum gloeosporioides s.l. associated with Theobroma cacao and other plants in Panamá&quot;,&quot;author&quot;:[{&quot;family&quot;:&quot;Rojas&quot;,&quot;given&quot;:&quot;Enith I.&quot;},{&quot;family&quot;:&quot;Rehner&quot;,&quot;given&quot;:&quot;Stephen A.&quot;},{&quot;family&quot;:&quot;Samuels&quot;,&quot;given&quot;:&quot;Gary J.&quot;},{&quot;family&quot;:&quot;Bael&quot;,&quot;given&quot;:&quot;Sunshine A. Van&quot;},{&quot;family&quot;:&quot;Herre&quot;,&quot;given&quot;:&quot;Edward A.&quot;},{&quot;family&quot;:&quot;Cannon&quot;,&quot;given&quot;:&quot;Paul&quot;},{&quot;family&quot;:&quot;Chen&quot;,&quot;given&quot;:&quot;Rui&quot;},{&quot;family&quot;:&quot;Pang&quot;,&quot;given&quot;:&quot;Junfeng&quot;},{&quot;family&quot;:&quot;Wang&quot;,&quot;given&quot;:&quot;Ruiwu&quot;},{&quot;family&quot;:&quot;Zhang&quot;,&quot;given&quot;:&quot;Yaping&quot;},{&quot;family&quot;:&quot;Peng&quot;,&quot;given&quot;:&quot;Yan-Qiong&quot;},{&quot;family&quot;:&quot;Sha&quot;,&quot;given&quot;:&quot;Tao&quot;}],&quot;issued&quot;:{&quot;date-parts&quot;:[[&quot;2010&quot;,11,1]]}}}],&quot;schema&quot;:&quot;https://github.com/citation-style-language/schema/raw/master/csl-citation.json&quot;} RNDItPKi3Smos"/><text:span text:style-name="T30">, </text:span><text:span text:style-name="T11">Mycosphaerella </text:span><text:reference-mark-start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30">(Crous, 1998; Lau et al., 2013)</text:span><text:reference-mark-end text:name="ZOTERO_ITEM CSL_CITATION {&quot;citationID&quot;:&quot;eGNJjpdy&quot;,&quot;properties&quot;:{&quot;formattedCitation&quot;:&quot;(Crous, 1998; Lau et al., 2013)&quot;,&quot;plainCitation&quot;:&quot;(Crous, 1998; Lau et al., 2013)&quot;,&quot;noteIndex&quot;:0},&quot;citationItems&quot;:[{&quot;id&quot;:1176,&quot;uris&quot;:[&quot;http://zotero.org/users/1142741/items/XGNKDAVA&quot;],&quot;uri&quot;:[&quot;http://zotero.org/users/1142741/items/XGNKDAVA&quot;],&quot;itemData&quot;:{&quot;id&quot;:1176,&quot;type&quot;:&quot;book&quot;,&quot;title&quot;:&quot;Mycosphaerella spp. and their anamorphs associated with leaf spot diseases of Eucalyptus.&quot;,&quot;publisher&quot;:&quot;American Phytopathological Society (APS Press)&quot;,&quot;ISBN&quot;:&quot;0-89054-190-6&quot;,&quot;author&quot;:[{&quot;family&quot;:&quot;Crous&quot;,&quot;given&quot;:&quot;Pedro W.&quot;}],&quot;issued&quot;:{&quot;date-parts&quot;:[[&quot;1998&quot;]]}}},{&quot;id&quot;:1173,&quot;uris&quot;:[&quot;http://zotero.org/users/1142741/items/3AC3TA9M&quot;],&quot;uri&quot;:[&quot;http://zotero.org/users/1142741/items/3AC3TA9M&quot;],&quot;itemData&quot;:{&quot;id&quot;:1173,&quot;type&quot;:&quot;article-journal&quot;,&quot;title&quot;:&quot;Factors influencing communities of foliar fungal endophytes in riparian woody plants&quot;,&quot;container-title&quot;:&quot;Fungal Ecology&quot;,&quot;page&quot;:&quot;365-378&quot;,&quot;volume&quot;:&quot;6&quot;,&quot;issue&quot;:&quot;5&quot;,&quot;source&quot;:&quot;ScienceDirect&quot;,&quot;abstract&quot;:&quot;Riparian areas within a given arid region frequently contain broadly similar plant communities despite substantive geographic separation. Whether they also harbor similar communities of fungal symbionts, or feature assemblages unique to each riparian zone, is unknown. We examined fungal endophytes in foliage of woody angiosperms in six riparian areas in Arizona. Abundance and diversity differed among host species according to leaf longevity and phytochemistry, and among sites as a function of rainfall. Community composition varied among sites and host species. Comparison with regional data revealed that riparian areas harbor different subsets of the regional mycota rather than a consistent group of riparian taxa. Overall a high species- and phylogenetic richness of endophytes was recovered, especially among Mycosphaerella and affiliated anamorphs. Variation in endophyte communities across sites despite the relative consistency of plant communities underscores the importance of riparian zones both singly and in combination for harboring fungal biodiversity.&quot;,&quot;DOI&quot;:&quot;10.1016/j.funeco.2013.06.003&quot;,&quot;ISSN&quot;:&quot;1754-5048&quot;,&quot;journalAbbreviation&quot;:&quot;Fungal Ecology&quot;,&quot;author&quot;:[{&quot;family&quot;:&quot;Lau&quot;,&quot;given&quot;:&quot;Matthew K.&quot;},{&quot;family&quot;:&quot;Arnold&quot;,&quot;given&quot;:&quot;A. Elizabeth&quot;},{&quot;family&quot;:&quot;Johnson&quot;,&quot;given&quot;:&quot;Nancy Collins&quot;}],&quot;issued&quot;:{&quot;date-parts&quot;:[[&quot;2013&quot;,10,1]]}}}],&quot;schema&quot;:&quot;https://github.com/citation-style-language/schema/raw/master/csl-citation.json&quot;} RNDD8rG4SajGi"/><text:span text:style-name="T30">, and </text:span><text:span text:style-name="T11">Phyllosticta </text:span><text:reference-mark-start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span text:style-name="T30">(Glienke et al., 2011)</text:span><text:reference-mark-end text:name="ZOTERO_ITEM CSL_CITATION {&quot;citationID&quot;:&quot;rOlj9JdD&quot;,&quot;properties&quot;:{&quot;formattedCitation&quot;:&quot;(Glienke et al., 2011)&quot;,&quot;plainCitation&quot;:&quot;(Glienke et al., 2011)&quot;,&quot;noteIndex&quot;:0},&quot;citationItems&quot;:[{&quot;id&quot;:1177,&quot;uris&quot;:[&quot;http://zotero.org/users/1142741/items/5AWS359G&quot;],&quot;uri&quot;:[&quot;http://zotero.org/users/1142741/items/5AWS359G&quot;],&quot;itemData&quot;:{&quot;id&quot;:1177,&quot;type&quot;:&quot;article-journal&quot;,&quot;title&quot;:&quot;Endophytic and pathogenic Phyllosticta species, with reference to those associated with Citrus Black Spot&quot;,&quot;container-title&quot;:&quot;Persoonia : Molecular Phylogeny and Evolution of Fungi&quot;,&quot;page&quot;:&quot;47-56&quot;,&quot;volume&quot;:&quot;26&quot;,&quot;source&quot;:&quot;PubMed Central&quot;,&quot;abstract&quot;:&quot;We investigated the identity and genetic diversity of more than 100 isolates belonging to Phyllosticta (teleomorph Guignardia), with particular emphasis on Phyllosticta citricarpa and Guignardia mangiferae s.l. occurring on Citrus. Phyllosticta citricarpa is the causal agent of Citrus Black Spot and is subject to phytosanitary legislation in the EU. This species is frequently confused with a taxon generally referred to as G. mangiferae, the presumed teleomorph of P. capitalensis, which is a non-pathogenic endophyte, commonly isolated from citrus leaves and fruits and a wide range of other hosts. DNA sequence analysis of the nrDNA internal transcribed spacer region (ITS1, 5.8S nrDNA, ITS2) and partial translation elongation factor 1-alpha (TEF1), actin and glyceraldehyde-3-phosphate dehydrogenase (GPDH) genes resolved nine clades correlating to seven known, and two apparently undescribed species. Phyllosticta citribraziliensis is newly described as an endophytic species occurring on Citrus in Brazil. An epitype is designated for P. citricarpa from material newly collected in Australia, which is distinct from P. citriasiana, presently only known on C. maxima from Asia. Phyllosticta bifrenariae is newly described for a species causing leaf and bulb spots on Bifrenaria harrisoniae (Orchidaceae) in Brazil. It is morphologically distinct from P. capitalensis, which was originally described from Stanhopea (Orchidaceae) in Brazil; an epitype is designated here. Guignardia mangiferae, which was originally described from Mangifera indica (Anacardiaceae) in India, is distinguished from the non-pathogenic endophyte, P. brazilianiae sp. nov., which is common on M. indica in Brazil. Furthermore, a combined phylogenetic tree revealed the P. capitalensis s.l. clade to be genetically distinct from the reference isolate of G. mangiferae. Several names are available for this clade, the oldest being P. capitalensis. These results suggest that endophytic, non-pathogenic isolates occurring on a wide host range would be more correctly referred to as P. capitalensis. However, more genes need to be analysed to fully resolve the morphological variation still observed within this clade.&quot;,&quot;DOI&quot;:&quot;10.3767/003158511X569169&quot;,&quot;ISSN&quot;:&quot;0031-5850&quot;,&quot;note&quot;:&quot;PMID: 22025803\nPMCID: PMC3160796&quot;,&quot;journalAbbreviation&quot;:&quot;Persoonia&quot;,&quot;author&quot;:[{&quot;family&quot;:&quot;Glienke&quot;,&quot;given&quot;:&quot;C.&quot;},{&quot;family&quot;:&quot;Pereira&quot;,&quot;given&quot;:&quot;O.L.&quot;},{&quot;family&quot;:&quot;Stringari&quot;,&quot;given&quot;:&quot;D.&quot;},{&quot;family&quot;:&quot;Fabris&quot;,&quot;given&quot;:&quot;J.&quot;},{&quot;family&quot;:&quot;Kava-Cordeiro&quot;,&quot;given&quot;:&quot;V.&quot;},{&quot;family&quot;:&quot;Galli-Terasawa&quot;,&quot;given&quot;:&quot;L.&quot;},{&quot;family&quot;:&quot;Cunnington&quot;,&quot;given&quot;:&quot;J.&quot;},{&quot;family&quot;:&quot;Shivas&quot;,&quot;given&quot;:&quot;R.G.&quot;},{&quot;family&quot;:&quot;Groenewald&quot;,&quot;given&quot;:&quot;J.Z.&quot;},{&quot;family&quot;:&quot;Crous&quot;,&quot;given&quot;:&quot;P.W.&quot;}],&quot;issued&quot;:{&quot;date-parts&quot;:[[&quot;2011&quot;,6]]}}}],&quot;schema&quot;:&quot;https://github.com/citation-style-language/schema/raw/master/csl-citation.json&quot;} RNDeWuC5OOV3g"/><text:span text:style-name="T30">. </text:span><text:span text:style-name="T32">These differences imply that </text:span><text:span text:style-name="T36">radically</text:span><text:span text:style-name="T32"> different ecological </text:span><text:span text:style-name="T36">effects</text:span><text:span text:style-name="T32"> can result from </text:span><text:span text:style-name="T36">small changes in a fungal genome, preventing us from making </text:span><text:span text:style-name="T41">strong</text:span><text:span text:style-name="T36"> predictions about the role of a microbe from its genus level taxonomic assignment. </text:span></text:p>
      <text:p text:style-name="P1"/>
      <text:p text:style-name="P39">Patterns observed:</text:p>
      <text:p text:style-name="P27"><text:span text:style-name="T14">The fungal mycobiomes of trees at Fushan FDP are highly variable, and we uncovered only a small part of the reason for their enormous variability. When all host trees were compared, the average dissimilarity between any two trees was extremely high, (Fig. 8, Table 2). Samples become somewhat more similar on average when constrained to a single host, for wood and leaves, possibly a result of the strong effects of host (Figs. 4 and 8) . However we observed an assemblage of fungi,</text:span><text:span text:style-name="T85"> </text:span><text:span text:style-name="T14">“the core,” that behave differently. Removing these fungi from consideration brings the mycobiome of their host, </text:span><text:span text:style-name="T3">H. formosana</text:span><text:span text:style-name="T14">, nearly back to the high background levels of dissimilarity among samples of the entire study, indicating that these may be the species through which host effects are manifested (Fig. 8). <text:s/></text:span></text:p>
      <text:p text:style-name="P27"/>
      <text:p text:style-name="P27"><text:span text:style-name="T14">These two sets of core fungi show differing spatial patterns (Fig. 7). In leaves, these core fungi are most consistently present in the southern valley, and are often completely missing in other areas of the study. In wood, they are more "loyal", and coexist more reliably with </text:span><text:span text:style-name="T3">H</text:span><text:span text:style-name="T14">. </text:span><text:span text:style-name="T3">formosana</text:span><text:span text:style-name="T14">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4">(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4">,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4">(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4">,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37"/>
      <text:p text:style-name="P39">The value of the taxonomic Core:</text:p>
      <text:p text:style-name="Preformatted_20_Text"><text:span text:style-name="T26">Some have argued that the concept of a taxonomic core should be </text:span><text:span text:style-name="T42">augmented or </text:span><text:span text:style-name="T26">replaced by a “functional core”</text:span><text:reference-mark-start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span text:style-name="T26">(Lemanceau et al., 2017; Lloyd-Price et al., 2016)</text:span><text:reference-mark-end text:name="ZOTERO_ITEM CSL_CITATION {&quot;citationID&quot;:&quot;RG8vrA9s&quot;,&quot;properties&quot;:{&quot;formattedCitation&quot;:&quot;(Lemanceau et al., 2017; Lloyd-Price et al., 2016)&quot;,&quot;plainCitation&quot;:&quot;(Lemanceau et al., 2017; Lloyd-Price et al., 2016)&quot;,&quot;noteIndex&quot;:0},&quot;citationItems&quot;:[{&quot;id&quot;:1162,&quot;uris&quot;:[&quot;http://zotero.org/users/1142741/items/8MYBJCB8&quot;],&quot;uri&quot;:[&quot;http://zotero.org/users/1142741/items/8MYBJCB8&quot;],&quot;itemData&quot;:{&quot;id&quot;:1162,&quot;type&quot;:&quot;article-journal&quot;,&quot;title&quot;:&quot;Let the core microbiota be functional&quot;,&quot;container-title&quot;:&quot;Trends in plant science&quot;,&quot;page&quot;:&quot;583-595&quot;,&quot;volume&quot;:&quot;22&quot;,&quot;issue&quot;:&quot;7&quot;,&quot;author&quot;:[{&quot;family&quot;:&quot;Lemanceau&quot;,&quot;given&quot;:&quot;Philippe&quot;},{&quot;family&quot;:&quot;Blouin&quot;,&quot;given&quot;:&quot;Manuel&quot;},{&quot;family&quot;:&quot;Muller&quot;,&quot;given&quot;:&quot;Daniel&quot;},{&quot;family&quot;:&quot;Moënne-Loccoz&quot;,&quot;given&quot;:&quot;Yvan&quot;}],&quot;issued&quot;:{&quot;date-parts&quot;:[[&quot;2017&quot;]]}}},{&quot;id&quot;:1167,&quot;uris&quot;:[&quot;http://zotero.org/users/1142741/items/AZBSL59K&quot;],&quot;uri&quot;:[&quot;http://zotero.org/users/1142741/items/AZBSL59K&quot;],&quot;itemData&quot;:{&quot;id&quot;:1167,&quot;type&quot;:&quot;article-journal&quot;,&quot;title&quot;:&quot;The healthy human microbiome&quot;,&quot;container-title&quot;:&quot;Genome medicine&quot;,&quot;page&quot;:&quot;51&quot;,&quot;volume&quot;:&quot;8&quot;,&quot;issue&quot;:&quot;1&quot;,&quot;author&quot;:[{&quot;family&quot;:&quot;Lloyd-Price&quot;,&quot;given&quot;:&quot;Jason&quot;},{&quot;family&quot;:&quot;Abu-Ali&quot;,&quot;given&quot;:&quot;Galeb&quot;},{&quot;family&quot;:&quot;Huttenhower&quot;,&quot;given&quot;:&quot;Curtis&quot;}],&quot;issued&quot;:{&quot;date-parts&quot;:[[&quot;2016&quot;]]}}}],&quot;schema&quot;:&quot;https://github.com/citation-style-language/schema/raw/master/csl-citation.json&quot;} RNDtHusOzBzoC"/><text:span text:style-name="T26">. This is an important and complementary approach to understanding microbe and host </text:span><text:span text:style-name="T34">interactions</text:span><text:span text:style-name="T26">, and does not contradict taxonomic delineation of cores. </text:span><text:span text:style-name="T100">On either extreme of spatial scales, the search for a taxonomic core is probably meaningless – cosmopolitan species such as humans </text:span><text:reference-mark-start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100">(The Human Microbiome Project Consortium, 2012)</text:span><text:reference-mark-end text:name="ZOTERO_ITEM CSL_CITATION {&quot;citationID&quot;:&quot;JgURZ3WU&quot;,&quot;properties&quot;:{&quot;formattedCitation&quot;:&quot;(The Human Microbiome Project Consortium, 2012)&quot;,&quot;plainCitation&quot;:&quot;(The Human Microbiome Project Consortium, 2012)&quot;,&quot;noteIndex&quot;:0},&quot;citationItems&quot;:[{&quot;id&quot;:1168,&quot;uris&quot;:[&quot;http://zotero.org/users/1142741/items/A9RD63R8&quot;],&quot;uri&quot;:[&quot;http://zotero.org/users/1142741/items/A9RD63R8&quot;],&quot;itemData&quot;:{&quot;id&quot;:1168,&quot;type&quot;:&quot;article-journal&quot;,&quot;title&quot;:&quot;Structure, Function and Diversity of the Healthy Human Microbiome&quot;,&quot;container-title&quot;:&quot;Nature&quot;,&quot;page&quot;:&quot;207-214&quot;,&quot;volume&quot;:&quot;486&quot;,&quot;issue&quot;:&quot;7402&quot;,&quot;source&quot;:&quot;PubMed Central&quot;,&quot;abstract&quot;:&quot;Studies of the human microbiome have revealed that even healthy individuals differ remarkably in the microbes that occupy habitats such as the gut, skin, and vagina. Much of this diversity remains unexplained, although diet, environment, host genetics, and early microbial exposure have all been implicated. Accordingly, to characterize the ecology of human-associated microbial communities, the Human Microbiome Project has analyzed the largest cohort and set of distinct, clinically relevant body habitats to date. We found the diversity and abundance of each habitat’s signature microbes to vary widely even among healthy subjects, with strong niche specialization both within and among individuals. The project encountered an estimated 81–99% of the genera, enzyme families, and community configurations occupied by the healthy Western microbiome. Metagenomic carriage of metabolic pathways was stable among individuals despite variation in community structure, and ethnic/racial background proved to be one of the strongest associations of both pathways and microbes with clinical metadata. These results thus delineate the range of structural and functional configurations normal in the microbial communities of a healthy population, enabling future characterization of the epidemiology, ecology, and translational applications of the human microbiome.&quot;,&quot;DOI&quot;:&quot;10.1038/nature11234&quot;,&quot;ISSN&quot;:&quot;0028-0836&quot;,&quot;note&quot;:&quot;PMID: 22699609\nPMCID: PMC3564958&quot;,&quot;journalAbbreviation&quot;:&quot;Nature&quot;,&quot;author&quot;:[{&quot;family&quot;:&quot;The Human Microbiome Project Consortium&quot;,&quot;given&quot;:&quot;&quot;}],&quot;issued&quot;:{&quot;date-parts&quot;:[[&quot;2012&quot;,6,13]]}}}],&quot;schema&quot;:&quot;https://github.com/citation-style-language/schema/raw/master/csl-citation.json&quot;} RNDPIqW35NUyE"/><text:span text:style-name="T34"> </text:span><text:span text:style-name="T29">will almost certainly show complete turnover microbiomes throughtout their global range. Extremely localized searches for core species of a host are nonsensical. At </text:span><text:span text:style-name="T31">well-defined, </text:span><text:span text:style-name="T29">intermediate spatial scales such as examined here, a search for taxonomic core</text:span><text:span text:style-name="T30"> </text:span><text:span text:style-name="T33">re</text:span><text:span text:style-name="T42">t</text:span><text:span text:style-name="T30">ain</text:span><text:span text:style-name="T42">s</text:span><text:span text:style-name="T30"> </text:span><text:span text:style-name="T33">its</text:span><text:span text:style-name="T30"> useful</text:span><text:span text:style-name="T33">ness</text:span><text:span text:style-name="T30"> </text:span><text:span text:style-name="T36">to</text:span><text:span text:style-name="T30"> microbial ecology: patterns </text:span><text:span text:style-name="T36">such as those </text:span><text:span text:style-name="T30">observed here would be extremely difficult to quantify from a purely functional perspective.</text:span><text:span text:style-name="T26"> On some level, </text:span><text:span text:style-name="T30">disagreement over </text:span><text:span text:style-name="T26">taxonomic vs. functional cores is another example of a false, reductionist-versus-holistic dichotomy </text:span><text:reference-mark-start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span text:style-name="T26">(Fang and Casadevall, 2011)</text:span><text:reference-mark-end text:name="ZOTERO_ITEM CSL_CITATION {&quot;citationID&quot;:&quot;wJ8TEhGQ&quot;,&quot;properties&quot;:{&quot;formattedCitation&quot;:&quot;(Fang and Casadevall, 2011)&quot;,&quot;plainCitation&quot;:&quot;(Fang and Casadevall, 2011)&quot;,&quot;noteIndex&quot;:0},&quot;citationItems&quot;:[{&quot;id&quot;:1163,&quot;uris&quot;:[&quot;http://zotero.org/users/1142741/items/P93YXPYX&quot;],&quot;uri&quot;:[&quot;http://zotero.org/users/1142741/items/P93YXPYX&quot;],&quot;itemData&quot;:{&quot;id&quot;:1163,&quot;type&quot;:&quot;article-journal&quot;,&quot;title&quot;:&quot;Reductionistic and Holistic Science&quot;,&quot;container-title&quot;:&quot;Infection and Immunity&quot;,&quot;page&quot;:&quot;1401-1404&quot;,&quot;volume&quot;:&quot;79&quot;,&quot;issue&quot;:&quot;4&quot;,&quot;source&quot;:&quot;PubMed Central&quot;,&quot;abstract&quot;:&quot;A reductionistic approach to science, epitomized by molecular biology, is often contrasted with the holistic approach of systems biology. However, molecular biology and systems biology are actually interdependent and complementary ways in which to study and make sense of complex phenomena.&quot;,&quot;DOI&quot;:&quot;10.1128/IAI.01343-10&quot;,&quot;ISSN&quot;:&quot;0019-9567&quot;,&quot;note&quot;:&quot;PMID: 21321076\nPMCID: PMC3067528&quot;,&quot;journalAbbreviation&quot;:&quot;Infect Immun&quot;,&quot;author&quot;:[{&quot;family&quot;:&quot;Fang&quot;,&quot;given&quot;:&quot;Ferric C.&quot;},{&quot;family&quot;:&quot;Casadevall&quot;,&quot;given&quot;:&quot;Arturo&quot;}],&quot;issued&quot;:{&quot;date-parts&quot;:[[&quot;2011&quot;,4]]}}}],&quot;schema&quot;:&quot;https://github.com/citation-style-language/schema/raw/master/csl-citation.json&quot;} RNDC93spo18V1"/><text:span text:style-name="T26">. Discarding either approach results in a loss of information.</text:span></text:p>
      <text:p text:style-name="P38"/>
      <text:p text:style-name="P52"><text:span text:style-name="T50">The presence of a core taxonomic group of microbes in a host might be considered a kind of stabilization or structuring of a portion of a host’s microbiome, possibly as a result of interactions among hosts and select microbes. When defining core microbiomes as we have here, it may be important to consider the different organs of hosts as very different refugia for microbes: here the woody tissues appeared to host a more consistent assemblage of fungi. Similarly, the leaves </text:span><text:span text:style-name="T3">Helicia</text:span><text:span text:style-name="T17"> </text:span><text:span text:style-name="T3">formosana</text:span><text:span text:style-name="T14"> trees in the more sheltered southwestern valley held more consistent microbial communities than in more exposed areas of the plot. </text:span></text:p>
      <text:p text:style-name="P52"/>
      <text:p text:style-name="P52"><text:soft-page-break/><text:span text:style-name="T14">We are limited here in our ability to examine the importance of neutral spatial processes, given our coarse environmental data. However, these patterns suggest that even strong biological interactions between microbe and host can be disrupted or prevented. <text:s/>This disruption could stem from neutral processes such as obstacles to dispersal from topography, or environmental changes such as fierce summer storm events reseting community assembly in leaves. <text:s/>As such, it may be that for a consistent taxonomic core to develop in a plant microbiome, either local habitat or more persistent host tissue may need to provide some measure of stability from change. High rates of dispersal and disturbance can disrupt the tendency to 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4">(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4">. A parallel logic may apply for taxonomic microbiomes of large hosts.</text:span></text:p>
      <text:p text:style-name="P37"/>
      <text:p text:style-name="P46"/>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text:line-break/></text:p>
      <text:section text:style-name="Sect1" text:name="ZOTERO_BIBL {&quot;uncited&quot;:[],&quot;omitted&quot;:[],&quot;custom&quot;:[]} CSL_BIBLIOGRAPHY RNDqgybllhg84">
        <text:p text:style-name="P44">Altschul, S.F., Gish, W., Miller, W., Myers, E.W., Lipman, D.J., 1990. Basic local alignment search tool. Journal of Molecular Biology 215, 403–410. https://doi.org/10.1016/S0022-2836(05)80360-2</text:p>
        <text:p text:style-name="Bibliography_20_1">Anderson, M.J., 2017. Permutational Multivariate Analysis of Variance (PERMANOVA), in: Wiley StatsRef: Statistics Reference Online. American Cancer Society, pp. 1–15. https://doi.org/10.1002/9781118445112.stat07841</text:p>
        <text:p text:style-name="Bibliography_20_1">Anderson, M.J., 2001. A new method for non-parametric multivariate analysis of variance. Austral Ecology 26, 32–46. https://doi.org/10.1111/j.1442-9993.2001.01070.pp.x</text:p>
        <text:p text:style-name="Bibliography_20_1">Arnold, A.E., Herre, E.A., 2003. Canopy cover and leaf age affect colonization by tropical fungal endophytes: Ecological pattern and process in Theobroma cacao (Malvaceae). Mycologia 95, 388–398. https://doi.org/10.1080/15572536.2004.11833083</text:p>
        <text:p text:style-name="Bibliography_20_1">Arnold, A.E., Mejía, L.C., Kyllo, D., Rojas, E.I., Maynard, Z., Robbins, N., Herre, E.A., 2003. Fungal endophytes limit pathogen damage in a tropical tree. PNAS 100, 15649–15654. https://doi.org/10.1073/pnas.2533483100</text:p>
        <text:p text:style-name="Bibliography_20_1">Baas-Becking, L.G.M., 1934. Geobiologie; of inleiding tot de milieukunde. WP Van Stockum &amp; Zoon NV.</text:p>
        <text:p text:style-name="Bibliography_20_1">Baayen, R.P., Bonants, P.J.M., Verkley, G., Carroll, G.C., van der Aa, H.A., de Weerdt, M., van Brouwershaven, I.R., Schutte, G.C., Maccheroni, W., de Blanco, C.G., Azevedo, J.L., 2002. Nonpathogenic Isolates of the Citrus Black Spot Fungus, Guignardia citricarpa, Identified as a Cosmopolitan Endophyte of Woody Plants, G. mangiferae (Phyllosticta capitalensis). Phytopathology 92, 464–477. https://doi.org/10.1094/PHYTO.2002.92.5.464</text:p>
        <text:p text:style-name="Bibliography_20_1">Bodenhausen, N., Horton, M.W., Bergelson, J., 2013. Bacterial Communities Associated with the Leaves and the Roots of Arabidopsis thaliana. PLOS ONE 8, e56329. https://doi.org/10.1371/journal.pone.0056329</text:p>
        <text:p text:style-name="Bibliography_20_1">Borcard, D., Gillet, F., Legendre, P., 2011. Spatial analysis of ecological data, in: Numerical Ecology with R. Springer, pp. 227–292.</text:p>
        <text:p text:style-name="Bibliography_20_1">Bray, J.R., Curtis, J.T., 1957. An ordination of the upland forest communities of southern Wisconsin. Ecological monographs 27, 325–349.</text:p>
        <text:p text:style-name="Bibliography_20_1">Buttigieg, P.L., Ramette, A., 2014. A guide to statistical analysis in microbial ecology: a community-focused, living review of multivariate data analyses. FEMS microbiology ecology 90, 543–550.</text:p>
        <text:p text:style-name="Bibliography_20_1">Cadotte, M.W., 2006. Dispersal and Species Diversity: A Meta‐Analysis. The American Naturalist 167, 913–924. https://doi.org/10.1086/504850</text:p>
        <text:p text:style-name="Bibliography_20_1">Carroll, G., 1988. Fungal endophytes in stems and leaves: from latent pathogen to mutualistic symbiont. Ecology 69, 2–9.</text:p>
        <text:p text:style-name="Bibliography_20_1">Carroll, G.C., Carroll, F.E., 1978. Studies on the incidence of coniferous needle endophytes in the Pacific Northwest. Canadian Journal of Botany 56, 3034–3043.</text:p>
        <text:p text:style-name="Bibliography_20_1">Crous, P.W., 1998. Mycosphaerella spp. and their anamorphs associated with leaf spot diseases of Eucalyptus. American Phytopathological Society (APS Press).</text:p>
        <text:p text:style-name="Bibliography_20_1">Csardi, G., Nepusz, T., 2006. The igraph software package for complex network research. InterJournal, Complex Systems 1695, 1–9.</text:p>
        <text:p text:style-name="Bibliography_20_1">De Wit, R., Bouvier, T., 2006. ‘Everything is everywhere, but, the environment selects’; what did Baas Becking and Beijerinck really say? Environmental Microbiology 8, 755–758. https://doi.org/10.1111/j.1462-2920.2006.01017.x</text:p>
        <text:p text:style-name="Bibliography_20_1">Edgar, R.C., 2013. UPARSE: highly accurate OTU sequences from microbial amplicon reads. Nature Methods 10, 996–998. https://doi.org/10.1038/nmeth.2604</text:p>
        <text:p text:style-name="Bibliography_20_1">Edwards, J., Johnson, C., Santos-Medellín, C., Lurie, E., Podishetty, N.K., Bhatnagar, S., Eisen, J.A., Sundaresan, V., 2015. Structure, variation, and assembly of the root-associated microbiomes of rice. PNAS 112, E911–E920. https://doi.org/10.1073/pnas.1414592112</text:p>
        <text:p text:style-name="Bibliography_20_1">Fang, F.C., Casadevall, A., 2011. Reductionistic and Holistic Science. Infect Immun 79, 1401–1404. <text:soft-page-break/>https://doi.org/10.1128/IAI.01343-10</text:p>
        <text:p text:style-name="Bibliography_20_1">Glienke, C., Pereira, O.L., Stringari, D., Fabris, J., Kava-Cordeiro, V., Galli-Terasawa, L., Cunnington, J., Shivas, R.G., Groenewald, J.Z., Crous, P.W., 2011. Endophytic and pathogenic Phyllosticta species, with reference to those associated with Citrus Black Spot. Persoonia 26, 47–56. https://doi.org/10.3767/003158511X569169</text:p>
        <text:p text:style-name="Bibliography_20_1">Goslee, S.C., Urban, D.L., 2007. The ecodist package for dissimilarity-based analysis of ecological data. Journal of Statistical Software 22, 1–19.</text:p>
        <text:p text:style-name="Bibliography_20_1">Green, J., Bohannan, B.J.M., 2006. Spatial scaling of microbial biodiversity. Trends in Ecology &amp; Evolution 21, 501–507. https://doi.org/10.1016/j.tree.2006.06.012</text:p>
        <text:p text:style-name="Bibliography_20_1">Griffith, D.M., Veech, J.A., Marsh, C.J., 2016. Cooccur: probabilistic species co-occurrence analysis in R. J Stat Softw 69, 1–17.</text:p>
        <text:p text:style-name="Bibliography_20_1">Hamady, M., Knight, R., 2009. Microbial community profiling for human microbiome projects: Tools, techniques, and challenges. Genome Res. https://doi.org/10.1101/gr.085464.108</text:p>
        <text:p text:style-name="Bibliography_20_1">Hanson, C.A., Fuhrman, J.A., Horner-Devine, M.C., Martiny, J.B.H., 2012. Beyond biogeographic patterns: processes shaping the microbial landscape. Nature Reviews Microbiology 10, 497–506. https://doi.org/10.1038/nrmicro2795</text:p>
        <text:p text:style-name="Bibliography_20_1">Higgins, K.L., Arnold, A.E., Coley, P.D., Kursar, T.A., 2014. Communities of fungal endophytes in tropical forest grasses: highly diverse host- and habitat generalists characterized by strong spatial structure. Fungal Ecology 8, 1–11. https://doi.org/10.1016/j.funeco.2013.12.005</text:p>
        <text:p text:style-name="Bibliography_20_1">Hoffman, M.T., Arnold, A.E., 2010. Diverse Bacteria Inhabit Living Hyphae of Phylogenetically Diverse Fungal Endophytes. Appl. Environ. Microbiol. 76, 4063–4075. https://doi.org/10.1128/AEM.02928-09</text:p>
        <text:p text:style-name="Bibliography_20_1">Johnson, C.L., Versalovic, J., 2012. The Human Microbiome and Its Potential Importance to Pediatrics. Pediatrics peds.2011-2736. https://doi.org/10.1542/peds.2011-2736</text:p>
        <text:p text:style-name="Bibliography_20_1">Kembel, S.W., Mueller, R.C., 2014. Plant traits and taxonomy drive host associations in tropical phyllosphere fungal communities. Botany 92, 303–311.</text:p>
        <text:p text:style-name="Bibliography_20_1">Kim, M., Singh, D., Lai-Hoe, A., Go, R., Rahim, R.A., A.n, A., Chun, J., Adams, J.M., 2012. Distinctive Phyllosphere Bacterial Communities in Tropical Trees. Microb Ecol 63, 674–681. https://doi.org/10.1007/s00248-011-9953-1</text:p>
        <text:p text:style-name="Bibliography_20_1">Kõljalg, U., Nilsson, R.H., Abarenkov, K., Tedersoo, L., Taylor, A.F.S., Bahram, M., Bates, S.T., Bruns, T.D., Bengtsson-Palme, J., Callaghan, T.M., Douglas, B., Drenkhan, T., Eberhardt, U., Dueñas, M., Grebenc, T., Griffith, G.W., Hartmann, M., Kirk, P.M., Kohout, P., Larsson, E., Lindahl, B.D., Lücking, R., Martín, M.P., Matheny, P.B., Nguyen, N.H., Niskanen, T., Oja, J., Peay, K.G., Peintner, U., Peterson, M., Põldmaa, K., Saag, L., Saar, I., Schüßler, A., Scott, J.A., Senés, C., Smith, M.E., Suija, A., Taylor, D.L., Telleria, M.T., Weiss, M., Larsson, K.-H., 2013. Towards a unified paradigm for sequence-based identification of fungi. Mol Ecol 22, 5271–5277. https://doi.org/10.1111/mec.12481</text:p>
        <text:p text:style-name="Bibliography_20_1">Krings, M., Taylor, T.N., Hass, H., Kerp, H., Dotzler, N., Hermsen, E.J., 2007. Fungal endophytes in a 400-million-yr-old land plant: infection pathways, spatial distribution, and host responses. New Phytologist 174, 648–657. https://doi.org/10.1111/j.1469-8137.2007.02008.x</text:p>
        <text:p text:style-name="Bibliography_20_1">Lau, M.K., Arnold, A.E., Johnson, N.C., 2013. Factors influencing communities of foliar fungal endophytes in riparian woody plants. Fungal Ecology 6, 365–378. https://doi.org/10.1016/j.funeco.2013.06.003</text:p>
        <text:p text:style-name="Bibliography_20_1">Legendre, P., Fortin, M.J., 1989. Spatial pattern and ecological analysis. Vegetatio 80, 107–138.</text:p>
        <text:p text:style-name="Bibliography_20_1">Legendre, P., Gallagher, E.D., 2001. Ecologically meaningful transformations for ordination of species data. Oecologia 129, 271–280.</text:p>
        <text:p text:style-name="Bibliography_20_1">Legendre, P., Legendre, L., 2012. Numerical Ecology, Third. ed, Developments in Environmental Modelling. Elsevier.</text:p>
        <text:p text:style-name="Bibliography_20_1">Lemanceau, P., Blouin, M., Muller, D., Moënne-Loccoz, Y., 2017. Let the core microbiota be <text:soft-page-break/>functional. Trends in plant science 22, 583–595.</text:p>
        <text:p text:style-name="Bibliography_20_1">Liggenstoffer, A.S., Youssef, N.H., Couger, M.B., Elshahed, M.S., 2010. Phylogenetic diversity and community structure of anaerobic gut fungi (phylum Neocallimastigomycota) in ruminant and non-ruminant herbivores. The ISME Journal 4, 1225–1235. https://doi.org/10.1038/ismej.2010.49</text:p>
        <text:p text:style-name="Bibliography_20_1">Lloyd-Price, J., Abu-Ali, G., Huttenhower, C., 2016. The healthy human microbiome. Genome medicine 8, 51.</text:p>
        <text:p text:style-name="Bibliography_20_1">Losos, E., Leigh, E.G. (Eds.), 2004. Tropical Forest Diversity and Dynamism. University of Chicago Press.</text:p>
        <text:p text:style-name="Bibliography_20_1">Love, M.I., Huber, W., Anders, S., 2014. Moderated estimation of fold change and dispersion for RNA-seq data with DESeq2. Genome Biology 15, 550. https://doi.org/10.1186/s13059-014-0550-8</text:p>
        <text:p text:style-name="Bibliography_20_1">Lundberg, D.S., Lebeis, S.L., Paredes, S.H., Yourstone, S., Gehring, J., Malfatti, S., Tremblay, J., Engelbrektson, A., Kunin, V., Rio, T.G. del, Edgar, R.C., Eickhorst, T., Ley, R.E., Hugenholtz, P., Tringe, S.G., Dangl, J.L., 2012. Defining the core <text:span text:style-name="T1">Arabidopsis thaliana</text:span> root microbiome. Nature 488, 86–90. https://doi.org/10.1038/nature11237</text:p>
        <text:p text:style-name="Bibliography_20_1">Malloch, D.W., Pirozynski, K.A., Raven, P.H., 1980. Ecological and evolutionary significance of mycorrhizal symbioses in vascular plants (A Review). PNAS 77, 2113–2118. https://doi.org/10.1073/pnas.77.4.2113</text:p>
        <text:p text:style-name="Bibliography_20_1">Mantel, N., 1967. The Detection of Disease Clustering and a Generalized Regression Approach. Cancer Res 27, 209–220.</text:p>
        <text:p text:style-name="Bibliography_20_1">Martiny, J.B.H., Bohannan, B.J.M., Brown, J.H., Colwell, R.K., Fuhrman, J.A., Green, J.L., Horner-Devine, M.C., Kane, M., Krumins, J.A., Kuske, C.R., Morin, P.J., Naeem, S., Øvreås, L., Reysenbach, A.-L., Smith, V.H., Staley, J.T., 2006. Microbial biogeography: putting microorganisms on the map. Nature Reviews Microbiology 4, 102–112. https://doi.org/10.1038/nrmicro1341</text:p>
        <text:p text:style-name="Bibliography_20_1">McCune, B., Grace, J.B., Urban, D.L., 2002. Analysis of ecological communities. MjM software design Gleneden Beach, OR.</text:p>
        <text:p text:style-name="Bibliography_20_1">McMurdie, P.J., Holmes, S., 2013. phyloseq: An R Package for Reproducible Interactive Analysis and Graphics of Microbiome Census Data. PLOS ONE 8, e61217. https://doi.org/10.1371/journal.pone.0061217</text:p>
        <text:p text:style-name="Bibliography_20_1">Mejía, L.C., Kyllo, D.A., Rojas, E., Maynard, Z., Butler, A., Van Bael, S.A., Herre, E., 2007. Ecological Implications of Anti-Pathogen Effects of Tropical Fungal Endophytes and Mycorrhizae. Ecology 88, 550–558. https://doi.org/10.1890/05-1606</text:p>
        <text:p text:style-name="Bibliography_20_1">Mejía, L.C., Rojas, E.I., Maynard, Z., Bael, S.V., Arnold, A.E., Hebbar, P., Samuels, G.J., Robbins, N., Herre, E.A., 2008. Endophytic fungi as biocontrol agents of Theobroma cacao pathogens. Biological Control, Special Issue: Endophytes 46, 4–14. https://doi.org/10.1016/j.biocontrol.2008.01.012</text:p>
        <text:p text:style-name="Bibliography_20_1">Mummey, D.L., Rillig, M.C., 2008. Spatial characterization of arbuscular mycorrhizal fungal molecular diversity at the submetre scale in a temperate grassland. FEMS Microbiol Ecol 64, 260–270. https://doi.org/10.1111/j.1574-6941.2008.00475.x</text:p>
        <text:p text:style-name="Bibliography_20_1">Nemergut, D.R., Schmidt, S.K., Fukami, T., O’Neill, S.P., Bilinski, T.M., Stanish, L.F., Knelman, J.E., Darcy, J.L., Lynch, R.C., Wickey, P., Ferrenberg, S., 2013. Patterns and Processes of Microbial Community Assembly. Microbiology and Molecular Biology Reviews 77, 342–356. https://doi.org/10.1128/MMBR.00051-12</text:p>
        <text:p text:style-name="Bibliography_20_1">Norros, V., Penttilä, R., Suominen, M., Ovaskainen, O., 2012. Dispersal may limit the occurrence of specialist wood decay fungi already at small spatial scales. Oikos 121, 961–974. https://doi.org/10.1111/j.1600-0706.2012.20052.x</text:p>
        <text:p text:style-name="Bibliography_20_1">Oksanen, J., Guillaume Blanchet, F., Friendly, M., Kindt, R., Legendre, P., McGlinn, D., Minchin, P.R., O’Hara, R.B., Simpson, G.L., Solymos, P., 2017. M. Stevens MHH, Szoecs E, Wagner H <text:soft-page-break/>(2017). vegan: Community Ecology Package. R package version 2.4-3.</text:p>
        <text:p text:style-name="Bibliography_20_1">Oldroyd, G.E.D., 2013. Speak, friend, and enter: signalling systems that promote beneficial symbiotic associations in plants. Nature Reviews Microbiology 11, 252–263. https://doi.org/10.1038/nrmicro2990</text:p>
        <text:p text:style-name="Bibliography_20_1">Peay, K.G., Garbelotto, M., Bruns, T.D., 2010. Evidence of dispersal limitation in soil microorganisms: Isolation reduces species richness on mycorrhizal tree islands. Ecology 91, 3631–3640. https://doi.org/10.1890/09-2237.1</text:p>
        <text:p text:style-name="Bibliography_20_1">Peršoh, D., 2013. Factors shaping community structure of endophytic fungi–evidence from the Pinus-Viscum-system. Fungal Diversity 60, 55–69. https://doi.org/10.1007/s13225-013-0225-x</text:p>
        <text:p text:style-name="Bibliography_20_1">Porras-Alfaro, A., Bayman, P., 2011. Hidden Fungi, Emergent Properties: Endophytes and Microbiomes. Annual Review of Phytopathology 49, 291–315. https://doi.org/10.1146/annurev-phyto-080508-081831</text:p>
        <text:p text:style-name="Bibliography_20_1">R Core Team, 2017. R: A language and environment for statistical <text:s text:c="2"/>computing. R Foundation for Statistical Computing, Vienna, Austria.</text:p>
        <text:p text:style-name="Bibliography_20_1">Redecker, D., Kodner, R., Graham, L.E., 2000. Glomalean Fungi from the Ordovician. Science 289, 1920–1921. https://doi.org/10.1126/science.289.5486.1920</text:p>
        <text:p text:style-name="Bibliography_20_1">Rodrigues, J.L.M., Pellizari, V.H., Mueller, R., Baek, K., Jesus, E. da C., Paula, F.S., Mirza, B., Hamaoui, G.S., Tsai, S.M., Feigl, B., Tiedje, J.M., Bohannan, B.J.M., Nüsslein, K., 2013. Conversion of the Amazon rainforest to agriculture results in biotic homogenization of soil bacterial communities. PNAS 110, 988–993. https://doi.org/10.1073/pnas.1220608110</text:p>
        <text:p text:style-name="Bibliography_20_1">Rodriguez, R., Redman, R., 2008. More than 400 million years of evolution and some plants still can’t make it on their own: plant stress tolerance via fungal symbiosis. J Exp Bot 59, 1109–1114. https://doi.org/10.1093/jxb/erm342</text:p>
        <text:p text:style-name="Bibliography_20_1">Rodriguez, R.J., White Jr, J.F., Arnold, A.E., Redman, R.S., 2009. Fungal endophytes: diversity and functional roles. New Phytologist 182, 314–330. https://doi.org/10.1111/j.1469-8137.2009.02773.x</text:p>
        <text:p text:style-name="Bibliography_20_1">Rojas, E.I., Rehner, S.A., Samuels, G.J., Bael, S.A.V., Herre, E.A., Cannon, P., Chen, R., Pang, J., Wang, R., Zhang, Y., Peng, Y.-Q., Sha, T., 2010. Colletotrichum gloeosporioides s.l. associated with Theobroma cacao and other plants in Panamá: multilocus phylogenies distinguish host-associated pathogens from asymptomatic endophytes. Mycologia 102, 1318–1338. https://doi.org/10.3852/09-244</text:p>
        <text:p text:style-name="Bibliography_20_1">Rosenberg, E., Sharon, G., Atad, I., Zilber-Rosenberg, I., 2010. The evolution of animals and plants via symbiosis with microorganisms. Environmental Microbiology Reports 2, 500–506. https://doi.org/10.1111/j.1758-2229.2010.00177.x</text:p>
        <text:p text:style-name="Bibliography_20_1">Santamaría, J., Bayman, P., 2005. Fungal Epiphytes and Endophytes of Coffee Leaves (&lt;Emphasis Type="Italic"&gt;Coffea arabica&lt;/Emphasis&gt;). Microb Ecol 50, 1–8. https://doi.org/10.1007/s00248-004-0002-1</text:p>
        <text:p text:style-name="Bibliography_20_1">Schulz, B., Römmert, A.-K., Dammann, U., Aust, H.-J., Strack, D., 1999. The endophyte-host interaction: a balanced antagonism? Mycological Research 103, 1275–1283.</text:p>
        <text:p text:style-name="Bibliography_20_1">Shade, A., Handelsman, J., 2012. Beyond the Venn diagram: the hunt for a core microbiome. Environmental Microbiology 14, 4–12. https://doi.org/10.1111/j.1462-2920.2011.02585.x</text:p>
        <text:p text:style-name="Bibliography_20_1">Stukenbrock, E.H., McDonald, B.A., 2008. The Origins of Plant Pathogens in Agro-Ecosystems. Annual Review of Phytopathology 46, 75–100. https://doi.org/10.1146/annurev.phyto.010708.154114</text:p>
        <text:p text:style-name="Bibliography_20_1">Su, S., Hsieh, C., Chang-Yang, C., Lu, C., Guan, B.T., 2010. Micro-topographic differentiation of the tree species composition in a subtropical submontane rainforest in northeastern Taiwan. Taiwan Journal of Forest Science 25, 63–80.</text:p>
        <text:p text:style-name="Bibliography_20_1">Su, S.-H., Chang-Yang, C.H., Lu, C.L., Tsui, C.C., Lin, T.T., Lin, C.L., Chiou, W.L., Kuan, L.H., Chen, Z.S., Hsieh, C.F., 2007. Fushan subtropical forest dynamics plot: tree species characteristics and <text:soft-page-break/>distribution patterns. Taiwan Forestry Research Institute.</text:p>
        <text:p text:style-name="Bibliography_20_1">Tateno, O., Hirose, D., Osono, T., Takeda, H., 2015. Beech cupules share endophytic fungi with leaves and twigs. Mycoscience 56, 252–256. https://doi.org/10.1016/j.myc.2014.07.005</text:p>
        <text:p text:style-name="Bibliography_20_1">Tedersoo, L., Bahram, M., Põlme, S., Kõljalg, U., Yorou, N.S., Wijesundera, R., Ruiz, L.V., Vasco-Palacios, A.M., Thu, P.Q., Suija, A., Smith, M.E., Sharp, C., Saluveer, E., Saitta, A., Rosas, M., Riit, T., Ratkowsky, D., Pritsch, K., Põldmaa, K., Piepenbring, M., Phosri, C., Peterson, M., Parts, K., Pärtel, K., Otsing, E., Nouhra, E., Njouonkou, A.L., Nilsson, R.H., Morgado, L.N., Mayor, J., May, T.W., Majuakim, L., Lodge, D.J., Lee, S.S., Larsson, K.-H., Kohout, P., Hosaka, K., Hiiesalu, I., Henkel, T.W., Harend, H., Guo, L., Greslebin, A., Grelet, G., Geml, J., Gates, G., Dunstan, W., Dunk, C., Drenkhan, R., Dearnaley, J., Kesel, A.D., Dang, T., Chen, X., Buegger, F., Brearley, F.Q., Bonito, G., Anslan, S., Abell, S., Abarenkov, K., 2014. Global diversity and geography of soil fungi. Science 346, 1256688. https://doi.org/10.1126/science.1256688</text:p>
        <text:p text:style-name="Bibliography_20_1">The Human Microbiome Project Consortium, 2012. Structure, Function and Diversity of the Healthy Human Microbiome. Nature 486, 207–214. https://doi.org/10.1038/nature11234</text:p>
        <text:p text:style-name="Bibliography_20_1">Thomas, D., Bailes, G., Vandegrift, R., Roy, B.A., 2017. Understanding and mitigating some limitations of Illumina © MiSeq for environmental sequencing of fungi. bioRxiv.</text:p>
        <text:p text:style-name="Bibliography_20_1">Van Der Heijden, M.G.A., Horton, T.R., 2009. Socialism in soil? The importance of mycorrhizal fungal networks for facilitation in natural ecosystems. Journal of Ecology 97, 1139–1150. https://doi.org/10.1111/j.1365-2745.2009.01570.x</text:p>
        <text:p text:style-name="Bibliography_20_1">Vandegrift, A.W.R., 2016. Ecological Roles of Fungal Endophytes. University of Oregon.</text:p>
        <text:p text:style-name="Bibliography_20_1">Vandenkoornhuyse, P., Quaiser, A., Duhamel, M., Le Van, A., Dufresne, A., 2015. The importance of the microbiome of the plant holobiont. New Phytol 206, 1196–1206. https://doi.org/10.1111/nph.13312</text:p>
        <text:p text:style-name="Bibliography_20_1">Veech, J.A., 2013. A probabilistic model for analysing species co-occurrence. Global Ecology and Biogeography 22, 252–260. https://doi.org/10.1111/j.1466-8238.2012.00789.x</text:p>
        <text:p text:style-name="Bibliography_20_1">Vellend, M., 2010. Conceptual Synthesis in Community Ecology. The Quarterly Review of Biology 85, 183–206. https://doi.org/10.1086/652373</text:p>
        <text:p text:style-name="Bibliography_20_1">Venkateshwaran, M., Volkening, J.D., Sussman, M.R., Ané, J.-M., 2013. Symbiosis and the social network of higher plants. Current Opinion in Plant Biology, Growth and development 16, 118–127. https://doi.org/10.1016/j.pbi.2012.11.007</text:p>
        <text:p text:style-name="Bibliography_20_1">Wilson, D., 1995. Endophyte: The Evolution of a Term, and Clarification of Its Use and Definition. Oikos 73, 274–276. https://doi.org/10.2307/3545919</text:p>
        <text:p text:style-name="Bibliography_20_1">Woodward, C., Hansen, L., Beckwith, F., Redman, R.S., Rodriguez, R.J., 2012. Symbiogenics: An Epigenetic Approach to Mitigating Impacts of Climate Change on Plants. HortScience 47, 699–703.</text:p>
        <text:p text:style-name="Bibliography_20_1">Wright, S., 1940. Breeding Structure of Populations in Relation to Speciation. The American Naturalist 74, 232–248. https://doi.org/10.1086/280891</text:p>
        <text:p text:style-name="Bibliography_20_1">Zimmerman, N.B., Vitousek, P.M., 2012. Fungal endophyte communities reflect environmental structuring across a Hawaiian landscape. PNAS 109, 13022–13027. https://doi.org/10.1073/pnas.1209872109</text:p>
      </text:section>
      <text:p text:style-name="P43">Captions</text:p>
      <text:p text:style-name="P1"/>
      <text:p text:style-name="Preformatted_20_Text"><text:span text:style-name="T14">Figure 1. Left: topographic map of the Fushan FDP with the four vegetation types as classified by Su et al.</text:span><text:reference-mark-start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14">(2007)</text:span><text:reference-mark-end text:name="ZOTERO_ITEM CSL_CITATION {&quot;citationID&quot;:&quot;a2qQ8TgV&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GeNbN2scdG"/><text:span text:style-name="T14">. Right: map of the habitat type, a composite classification based on microtopographic characteristics of quadrats, defined by Su et al. (2010). The units of the coordinates and contours are in meters, with quadrats at 20x20m scale. Figures reproduced with permission from authors.</text:span></text:p>
      <text:p text:style-name="P1"/>
      <text:p text:style-name="Preformatted_20_Text"><text:span text:style-name="T14">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4">(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4">.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4">(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4">. Figures reproduced with permission from authors.</text:span></text:p>
      <text:p text:style-name="P1"/>
      <text:p text:style-name="P1">Figure <text:span text:style-name="T86">3.</text:span> <text:span text:style-name="T82">Class-level o</text:span>verview of taxonomic composition of wood and leaf librarie<text:span text:style-name="T82">s, from all trees sampled. Proportions are out of total OTUs observed in each plant organ: 2025 OTUs in wood, 1302 in leaves. </text:span></text:p>
      <text:p text:style-name="P1"/>
      <text:p text:style-name="P1">Figure <text:span text:style-name="T86">4.</text:span> Non-metric multidimensional scaling diagram of endophyte communities, with all tree hosts that were sampled at least 3 times. </text:p>
      <text:p text:style-name="P1"/>
      <text:p text:style-name="P2">Figure <text:span text:style-name="T93">5.</text:span> Two PCNM vectors showing patterns of variation <text:span text:style-name="T83">in endophyte communities </text:span>of <text:span text:style-name="T83">a </text:span>single host-tree <text:span text:style-name="T83">species</text:span>, <text:span text:style-name="T2">Helicia</text:span><text:span text:style-name="T16"> </text:span><text:span text:style-name="T2">formosana</text:span>. <text:span text:style-name="T83">Size and color of bubble show differences in community predicted by this spatial pattern. For some significant subset of the total endophytes species sampled, sites with large black circles contain very different fungal species assemblages than sites with large white circles. Here, b</text:span>oth leaf and wood endophyte communities display dissimilarity between the plot at large and the southern valley. <text:span text:style-name="T84">Full arrays of ecologically significant PCNM vectors are provided in Supp Figs. 1 and 2. <text:s/></text:span></text:p>
      <text:p text:style-name="P1"/>
      <text:p text:style-name="P1">Figure <text:span text:style-name="T94">6.</text:span> Map of Bray-Curtis dissimilarity values over the Fushan FDP, resulting from comparisons between red circled point all other <text:span text:style-name="T2">Helicia</text:span><text:span text:style-name="T16"> </text:span><text:span text:style-name="T2">formosana</text:span> samples. Dark blue points (BC=1) share no fungal species in common with the circled sample, and increase in similarity from yellow to green</text:p>
      <text:p text:style-name="P1">(BC=0).</text:p>
      <text:p text:style-name="P1"/>
      <text:p text:style-name="P3">Figure <text:span text:style-name="T94">7.</text:span> Map of Bray-Curtis dissimilarity values over the Fushan FDP, resulting from comparisons between all <text:span text:style-name="T2">H</text:span>. <text:span text:style-name="T2">formosana</text:span> points and the core fungi of the <text:span text:style-name="T2">H</text:span>. <text:span text:style-name="T2">formosana</text:span>. Dark blue points (BC=1) contain no species from this set of core fungi, and increase in similarity from yellow to green (BC=0, 100% of core fungi present).</text:p>
      <text:p text:style-name="P3"/>
      <text:p text:style-name="P34"><text:span text:style-name="T14">Figure 8. Distribution of Bray-Curtis dissimilarity among sample comparisons of all hosts, and of </text:span><text:span text:style-name="T3">Helicia</text:span><text:span text:style-name="T17"> </text:span><text:span text:style-name="T3">formosana</text:span><text:span text:style-name="T14"> only.</text:span></text:p>
      <text:p text:style-name="P42">Supplementary figures</text:p>
      <text:p text:style-name="P31"/>
      <text:p text:style-name="P32">Supplementa<text:span text:style-name="T92">l</text:span> Figure <text:span text:style-name="T90">1 . Mantel correlogram, showing standardized Mantel statistics of distance classes between Bray-Curtis dissimilarity matrix from leaf and wood endophyte communities and distances among sampling sites. Positive Mantel’s r for a given set of comparisons indicates positive autocorrelation among a comparisons of this distance. Black filled circles indicate statistically significant correlations, after correction for multiple testing. </text:span></text:p>
      <text:p text:style-name="P35"/>
      <text:p text:style-name="P31">Supplementa<text:span text:style-name="T92">l</text:span> Figure <text:span text:style-name="T90">2. All-host leaf dbMEM analysis. All vectors shown here correlate to some degree with spatial patterns found within leaf endophyte populations. See methods section for further details on interpretation of dbMEM vectors and their interpretation.</text:span></text:p>
      <text:p text:style-name="P31"/>
      <text:p text:style-name="P32">Supplementa<text:span text:style-name="T92">l </text:span>Figure <text:span text:style-name="T90">3. All-host wood dbMEM analysis. All vectors shown here correlate to some degree with spatial patterns found within leaf endophyte populations. See methods section for further details on interpretation of dbMEM vectors and their interpretation.</text:span></text:p>
      <text:p text:style-name="P32"/>
      <text:p text:style-name="P33">Supplementa<text:span text:style-name="T92">l</text:span> Figure <text:span text:style-name="T90">4. Cooccurrence networks of fungal endophytes and their tree hosts. Closest (first-degree) associations were used to select fungi as candidates for the core microbiome of a ho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6T22:43:27.526875151</dc:date>
    <meta:editing-duration>P1DT11H8M22S</meta:editing-duration>
    <meta:editing-cycles>61</meta:editing-cycles>
    <meta:generator>LibreOffice/5.1.6.2$Linux_X86_64 LibreOffice_project/10m0$Build-2</meta:generator>
    <meta:document-statistic meta:table-count="0" meta:image-count="0" meta:object-count="0" meta:page-count="16" meta:paragraph-count="162" meta:word-count="7718" meta:character-count="54073" meta:non-whitespace-character-count="46529"/>
    <meta:user-defined meta:name="ZOTERO_PREF_1">&lt;data data-version="3" zotero-version="5.0.53"&gt;&lt;session id="cBvQcERj"/&gt;&lt;style id="http://www.zotero.org/styles/fungal-ecology" hasBibliography="1" bibliographyStyleHasBeenSet="1"/&gt;&lt;prefs&gt;&lt;pref name="fieldType" value="ReferenceMark"/&gt;&lt;/prefs&gt;&lt;/data&gt;</meta:user-defined>
  </office:meta>
</office:document-meta>
</file>